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Cambria" svg:font-family="Cambria"/>
    <style:font-face style:name="Courier" svg:font-family="Courier"/>
    <style:font-face style:name="Lucida Grande" svg:font-family="Lucida Grande"/>
    <style:font-face style:name="Monaco" svg:font-family="Monaco"/>
    <style:font-face style:name="Times" svg:font-family="Times"/>
  </office:font-face-decls>
  <office:automatic-styles>
    <style:style style:name="P1" style:family="paragraph" style:parent-style-name="Standard">
      <style:paragraph-properties fo:text-align="center"/>
      <style:text-properties style:font-name="Times" fo:font-size="11.0pt" fo:color="#000000"/>
    </style:style>
    <style:style style:name="P2" style:family="paragraph" style:parent-style-name="Standard">
      <style:text-properties style:font-name="Times" fo:font-size="11.0pt" fo:color="#000000"/>
    </style:style>
    <style:style style:name="P3" style:family="paragraph" style:parent-style-name="Standard">
      <style:paragraph-properties fo:margin-left="0.4924in"/>
      <style:text-properties style:font-name="Times" fo:font-size="11.0pt" fo:color="#000000"/>
    </style:style>
    <style:style style:name="P4" style:family="paragraph" style:parent-style-name="Standard">
      <style:text-properties style:font-name="Lucida Grande" fo:font-size="11.0pt" fo:color="#000000"/>
    </style:style>
    <style:style style:name="P5" style:family="paragraph" style:parent-style-name="Standard">
      <style:paragraph-properties fo:margin-left="0.9847in"/>
      <style:text-properties style:font-name="Times" fo:font-size="11.0pt" fo:color="#000000"/>
    </style:style>
    <style:style style:name="P6" style:family="paragraph" style:parent-style-name="Standard">
      <style:paragraph-properties fo:margin-bottom="0.1965in"/>
      <style:text-properties style:font-name="Times" fo:font-size="11.0pt" fo:color="#222222"/>
    </style:style>
    <style:style style:name="P7" style:family="paragraph" style:parent-style-name="Standard">
      <style:paragraph-properties fo:margin-bottom="0.1965in"/>
      <style:text-properties style:font-name="Times" fo:font-size="11.0pt" fo:color="#1155cc"/>
    </style:style>
    <style:style style:name="P8" style:family="paragraph" style:parent-style-name="Standard">
      <style:text-properties style:font-name="Times" fo:font-size="9.0pt" fo:color="#500050"/>
    </style:style>
    <style:style style:name="P9" style:family="paragraph" style:parent-style-name="Standard">
      <style:paragraph-properties fo:margin-bottom="0.1965in"/>
      <style:text-properties style:font-name="Times" fo:font-size="12.0pt" fo:color="#000000"/>
    </style:style>
    <style:style style:name="P10" style:family="paragraph" style:parent-style-name="Standard">
      <style:text-properties style:font-name="Cambria" fo:font-size="11.0pt" fo:color="#000000"/>
    </style:style>
    <style:style style:name="P11" style:family="paragraph" style:parent-style-name="Standard">
      <style:paragraph-properties fo:margin-left="0.7500in"/>
      <style:text-properties style:font-name="Cambria" fo:font-size="11.0pt" fo:color="#000000"/>
    </style:style>
    <style:style style:name="P12" style:family="paragraph" style:parent-style-name="Standard">
      <style:paragraph-properties fo:margin-left="0.7500in"/>
      <style:text-properties style:font-name="Arial" fo:font-size="7.5pt" fo:color="#000000"/>
    </style:style>
    <style:style style:name="P13" style:family="paragraph" style:parent-style-name="Standard">
      <style:paragraph-properties fo:margin-left="0.4924in"/>
      <style:text-properties style:font-name="Times" fo:font-size="10.0pt" fo:color="#000000"/>
    </style:style>
    <style:style style:name="P14" style:family="paragraph" style:parent-style-name="Standard">
      <style:paragraph-properties fo:margin-left="0.2500in"/>
      <style:text-properties style:font-name="Cambria" fo:font-size="11.0pt" fo:color="#000000"/>
    </style:style>
    <style:style style:name="P15" style:family="paragraph" style:parent-style-name="Standard">
      <style:paragraph-properties fo:margin-top="0.0014in" fo:margin-bottom="0.0014in"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Monaco" fo:font-size="7.0pt" fo:color="#313131"/>
    </style:style>
    <style:style style:name="P16" style:family="paragraph" style:parent-style-name="Standard">
      <style:paragraph-properties fo:text-indent="0.2500in"/>
      <style:text-properties style:font-name="Times" fo:font-size="10.0pt" fo:color="#000000"/>
    </style:style>
    <style:style style:name="P17"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urier" fo:font-size="8.0pt" fo:color="#9966cc"/>
    </style:style>
    <style:style style:name="P18"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urier" fo:font-size="8.0pt" fo:color="#110000"/>
    </style:style>
    <style:style style:name="P19"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urier" fo:font-size="8.0pt" fo:color="#0066ff"/>
    </style:style>
    <style:style style:name="P20"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urier" fo:font-size="8.0pt" fo:color="#996600"/>
    </style:style>
    <style:style style:name="P21"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urier" fo:font-size="8.0pt" fo:color="#cc0066"/>
    </style:style>
    <style:style style:name="P22" style:family="paragraph" style:parent-style-name="Standard">
      <style:paragraph-properties fo:margin-left="0.0160in" style:line-height-at-least="0.2014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urier" fo:font-size="9.0pt" fo:color="#222222"/>
    </style:style>
    <style:style style:name="P23" style:family="paragraph" style:parent-style-name="Standard">
      <style:paragraph-properties fo:margin-left="0.2500in"/>
      <style:text-properties style:font-name="Cambria" fo:font-size="11.0pt" fo:color="#0000ff"/>
    </style:style>
    <style:style style:name="P24" style:family="paragraph" style:parent-style-name="Standard">
      <style:paragraph-properties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Monaco" fo:font-size="7.0pt" fo:color="#313131"/>
    </style:style>
    <style:style style:name="P25" style:family="paragraph" style:parent-style-name="Standard">
      <style:paragraph-properties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Monaco" fo:font-size="7.0pt" fo:color="#008800"/>
    </style:style>
    <style:style style:name="P26" style:family="paragraph" style:parent-style-name="Standard">
      <style:paragraph-properties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Monaco" fo:font-size="7.0pt" fo:color="#000088"/>
    </style:style>
    <style:style style:name="P27" style:family="paragraph" style:parent-style-name="Standard">
      <style:paragraph-properties fo:margin-left="0.0333in" fo:text-align="justify" style:line-height-at-least="0.1889in"/>
      <style:text-properties style:font-name="Arial" fo:font-size="8.0pt" fo:color="#000000"/>
    </style:style>
    <style:style style:name="P28" style:family="paragraph" style:parent-style-name="Standard">
      <style:text-properties style:font-name="Times" fo:font-size="12.0pt" fo:color="#000000"/>
    </style:style>
    <style:style style:name="P29" style:family="paragraph" style:parent-style-name="Standard">
      <style:paragraph-properties fo:margin-left="1.4771in"/>
      <style:text-properties style:font-name="Times" fo:font-size="11.0pt" fo:color="#000000"/>
    </style:style>
    <style:style style:name="P30"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1.0pt" fo:color="#000000"/>
    </style:style>
    <style:style style:name="P31" style:family="paragraph" style:parent-style-name="Standard">
      <style:paragraph-properties fo:text-indent="0.5000in"/>
      <style:text-properties style:font-name="Times" fo:font-size="12.0pt" fo:color="#000000"/>
    </style:style>
    <style:style style:name="P32" style:family="paragraph" style:parent-style-name="Standard">
      <style:text-properties style:font-name="Times" fo:font-size="11.0pt" fo:color="#500050"/>
    </style:style>
    <style:style style:name="P33" style:family="paragraph" style:parent-style-name="Standard">
      <style:paragraph-properties fo:margin-left="0.9840in"/>
      <style:text-properties style:font-name="Times" fo:font-size="12.0pt" fo:color="#000000"/>
    </style:style>
    <style:style style:name="P34" style:family="paragraph" style:parent-style-name="Standard">
      <style:paragraph-properties fo:margin-bottom="0.1965in"/>
      <style:text-properties style:font-name="Times" fo:font-size="9.0pt" fo:color="#000000"/>
    </style:style>
    <style:style style:name="T1" style:family="text">
      <style:text-properties fo:font-weight="bold" fo:font-weight-asian="bold" fo:font-weight-complex="bold"/>
    </style:style>
    <style:style style:name="T2" style:family="text">
      <style:text-properties style:text-underline-style="solid"/>
    </style:style>
    <style:style style:name="T3" style:family="text">
      <style:text-properties fo:letter-spacing="0.0000in"/>
    </style:style>
    <style:style style:name="T4" style:family="text">
      <style:text-properties fo:letter-spacing="0.0000in" fo:color="#222222"/>
    </style:style>
    <style:style style:name="T5" style:family="text">
      <style:text-properties fo:font-weight="bold" fo:font-weight-asian="bold" fo:font-weight-complex="bold" fo:letter-spacing="0.0000in"/>
    </style:style>
    <style:style style:name="T6" style:family="text">
      <style:text-properties fo:letter-spacing="0.0000in" fo:color="#1155cc"/>
    </style:style>
    <style:style style:name="T7" style:family="text">
      <style:text-properties fo:font-style="italic" fo:font-style-asian="italic" fo:font-style-complex="italic" fo:letter-spacing="0.0000in"/>
    </style:style>
    <style:style style:name="T8" style:family="text">
      <style:text-properties fo:font-size="11.0pt" fo:font-size-asian="11.0pt" fo:font-size-complex="11.0pt" fo:letter-spacing="0.0000in"/>
    </style:style>
    <style:style style:name="T9" style:family="text">
      <style:text-properties fo:font-style="italic" fo:font-style-asian="italic" fo:font-style-complex="italic" style:text-underline-style="solid" fo:letter-spacing="0.0000in" fo:color="#1155cc"/>
    </style:style>
    <style:style style:name="T10" style:family="text">
      <style:text-properties fo:font-size="11.0pt" fo:font-size-asian="11.0pt" fo:font-size-complex="11.0pt" style:text-underline-style="solid" fo:letter-spacing="0.0000in" fo:color="#1155cc"/>
    </style:style>
    <style:style style:name="T11" style:family="text">
      <style:text-properties fo:font-style="italic" fo:font-style-asian="italic" fo:font-style-complex="italic"/>
    </style:style>
    <style:style style:name="T12" style:family="text">
      <style:text-properties fo:color="#666600"/>
    </style:style>
    <style:style style:name="T13" style:family="text">
      <style:text-properties fo:color="#006666"/>
    </style:style>
    <style:style style:name="T14" style:family="text">
      <style:text-properties fo:color="#000088"/>
    </style:style>
    <style:style style:name="T15" style:family="text">
      <style:text-properties fo:font-weight="bold" fo:font-weight-asian="bold" fo:font-weight-complex="bold" fo:color="#9966cc"/>
    </style:style>
    <style:style style:name="T16" style:family="text">
      <style:text-properties fo:font-weight="bold" fo:font-weight-asian="bold" fo:font-weight-complex="bold" fo:color="#006600"/>
    </style:style>
    <style:style style:name="T17" style:family="text">
      <style:text-properties fo:color="#110000"/>
    </style:style>
    <style:style style:name="T18" style:family="text">
      <style:text-properties fo:font-weight="bold" fo:font-weight-asian="bold" fo:font-weight-complex="bold" fo:color="#cc0066"/>
    </style:style>
    <style:style style:name="T19" style:family="text">
      <style:text-properties fo:color="#9900cc"/>
    </style:style>
    <style:style style:name="T20" style:family="text">
      <style:text-properties fo:color="#996600"/>
    </style:style>
    <style:style style:name="T21" style:family="text">
      <style:text-properties fo:color="#000000"/>
    </style:style>
    <style:style style:name="T22" style:family="text">
      <style:text-properties style:text-underline-style="solid" style:text-underline-color="#0000ff"/>
    </style:style>
    <style:style style:name="T23" style:family="text">
      <style:text-properties fo:color="#313131"/>
    </style:style>
    <style:style style:name="T24" style:family="text">
      <style:text-properties fo:color="#7f0055"/>
    </style:style>
    <style:style style:name="T25" style:family="text">
      <style:text-properties fo:font-size="9.0pt" fo:font-size-asian="9.0pt" fo:font-size-complex="9.0pt" fo:letter-spacing="0.0000in" fo:color="#000000"/>
    </style:style>
    <style:style style:name="T26" style:family="text">
      <style:text-properties fo:font-size="9.0pt" fo:font-size-asian="9.0pt" fo:font-size-complex="9.0pt" fo:font-style="italic" fo:font-style-asian="italic" fo:font-style-complex="italic" fo:letter-spacing="0.0000in" fo:color="#000000"/>
    </style:style>
    <style:style style:name="T27" style:family="text">
      <style:text-properties style:text-underline-style="solid" fo:letter-spacing="0.0000in" fo:color="#000000"/>
    </style:style>
    <style:style style:name="T28" style:family="text">
      <style:text-properties fo:font-size="11.0pt" fo:font-size-asian="11.0pt" fo:font-size-complex="11.0pt" fo:letter-spacing="0.0000in" fo:color="#1155cc"/>
    </style:style>
    <style:style style:name="T29" style:family="text">
      <style:text-properties fo:font-size="11.0pt" fo:font-size-asian="11.0pt" fo:font-size-complex="11.0pt" style:text-underline-style="solid" fo:letter-spacing="0.0000in"/>
    </style:style>
    <style:style style:name="TableColumn1" style:family="table-column">
      <style:table-column-properties style:column-width="3.4625in" style:rel-column-width="32767*"/>
    </style:style>
    <text:list-style style:name="L1">
      <text:list-level-style-number text:level="1" style:num-suffix="." style:num-format="i">
        <style:list-level-properties text:space-before="0.25in" text:min-label-width="0.25in"/>
      </text:list-level-style-number>
    </text:list-style>
  </office:automatic-styles>
  <office:body>
    <office:text>
      <text:p text:style-name="P1"><text:span text:style-name="T1">CS 545 – Software Engineering Final</text:span></text:p>
      <text:p text:style-name="P2"/>
      <text:p text:style-name="P2"><text:span text:style-name="T1">Instructions</text:span><text:s/>– Please read carefully!!</text:p>
      <text:p text:style-name="P2">1.<text:tab/>On Pivotal Tracker, each of you is to take ownership of (place your name as owner and press START) and answer two questions, AS WELL AS the final unnumbered question. <text:s/></text:p>
      <text:p text:style-name="P3">•<text:tab/>First come, first served! <text:s text:c="2"/></text:p>
      <text:p text:style-name="P3">•<text:tab/>Fork the final project on GitHub, clone to your directory, and control it with git</text:p>
      <text:p text:style-name="P3">(Pivotal Tracker and GitHub links will be forthcoming).</text:p>
      <text:p text:style-name="P2">2.<text:tab/>Each question owner should answer their questions as well as possible, as soon as possible, press FINISH on Pivotal Tracker, and then merge answers to GitHub (you know the drill . . . ). <text:s/></text:p>
      <text:p text:style-name="P3">•<text:tab/>Note that although you can expect some help from your teammates during collaboration, your INITIAL answer should reflect that you are the main person responsible for these answers.</text:p>
      <text:p text:style-name="P3">•<text:tab/>Don't forget to list the sources of your answers.</text:p>
      <text:p text:style-name="P2">3.<text:tab/>Once all of the questions have been answered by ALL members of your final project team, arrange a collaboration meeting to discuss and possibly improve all of your team's answers.</text:p>
      <text:p text:style-name="P3">•<text:tab/>Record this meeting in a Hangout. List the link in both Pivotal Tracker and GitHub.</text:p>
      <text:p text:style-name="P3">•<text:tab/>Update/reword your answers as necessary and merge them to GitHub.</text:p>
      <text:p text:style-name="P3">•<text:tab/>List the collaborators for each question in both pivotal tracker and your exam doc.</text:p>
      <text:p text:style-name="P3">•<text:tab/>When all of the answers are complete and updated, press DELIVER on Pivotal Tracker, and make sure you've pushed to and made them available on GitHub for review.</text:p>
      <text:p text:style-name="P3">•<text:tab/>ALL questions from ALL teams must be DELIVERED BEFORE the scheduled final on Wednesday, May 13 from <text:s/>3:15-5:15PM.</text:p>
      <text:p text:style-name="P2">4.<text:tab/>Each question (except the last) must be peer-reviewed by the members of a different team, and all reviewers must be listed both in pivotal tracker and in your exam document.</text:p>
      <text:p text:style-name="P3">•<text:tab/>Your best opportunity for this will be at the scheduled final on Wednesday, May 13 from 3:15-5:15PM.</text:p>
      <text:p text:style-name="P3">•<text:tab/>The BU Deal$ team will review the Democratic Initiative team answers and vice versa.</text:p>
      <text:p text:style-name="P3">•<text:tab/>The BU Bus App team will review the NoticeIt! team answers and vice versa.</text:p>
      <text:p text:style-name="P3">•<text:tab/>Answers to be reviewed must have been made available on GitHub as per #3 above.</text:p>
      <text:p text:style-name="P3">•<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3">•<text:tab/>Press ACCEPT on Pivotal Tracker after review has been written up and pushed to GitHub.</text:p>
      <text:p text:style-name="P3">•<text:tab/>Record this meeting in a Hangout. List the link in both Pivotal Tracker and GitHub.</text:p>
      <text:p text:style-name="P2">5.<text:tab/>Once a question has been reviewed and ACCEPTed, all other students (i.e., anyone not involved in its ownership, collaboration or review) are welcome to individually REFACTOR it if necessary. <text:s/></text:p>
      <text:p text:style-name="P3">•<text:tab/>You must give a clear reason for doing so, you must clearly mark your changes, and your modifications must serve a real purpose that makes a genuine and significant contribution to the answer (i.e., does not serve as mere window-dressing on your part). </text:p>
      <text:p text:style-name="P3">•<text:tab/>You must also note your refactoring of the question on a Pivotal Tracker Activity entry. <text:s/></text:p>
      <text:p text:style-name="P3">•<text:tab/>All refactored answers must be pushed to GitHub by Tuesday, May 12 at midnight. </text:p>
      <text:p text:style-name="P2">6.<text:tab/>If all instructions are followed properly, there should be one complete document available to me for grading by Tuesday, May 12 at midnight.</text:p>
      <text:p text:style-name="P4"> </text:p>
      <text:p text:style-name="P2"/>
      <text:p text:style-name="P2"><text:span text:style-name="T1">Grading</text:span></text:p>
      <text:p text:style-name="P2">1.<text:tab/>Each question will be graded on a 100 point scale, then the scores for all questions will be averaged:</text:p>
      <text:p text:style-name="P3">o<text:tab/>Twenty points for spelling, grammar, format and general structure.</text:p>
      <text:p text:style-name="P3">o<text:tab/>Twenty points for correctness and precision.</text:p>
      <text:p text:style-name="P3">o<text:tab/>Twenty points for completeness.</text:p>
      <text:p text:style-name="P3">o<text:tab/>Twenty points for clarity.</text:p>
      <text:p text:style-name="P3">o<text:tab/>Twenty points for overall quality: <text:s/>your writing style should be persuasive and capture the interest of the reader, any accompanying drawings or illustrations should be properly rendered.</text:p>
      <text:p text:style-name="P3">o<text:tab/>Submit thoughtful and carefully reasoned answers, NOT canned, generic responses gleaned from google or Wikipedia!</text:p>
      <text:p text:style-name="P2">2.<text:tab/>Each student will be graded on a 100+ point scale</text:p>
      <text:p text:style-name="P3">o<text:tab/>40 points for answering two questions <text:s/>(20% of each question's score).</text:p>
      <text:p text:style-name="P3">o<text:tab/>10 points for answering last question (if complete, answer doesn't matter).</text:p>
      <text:p text:style-name="P3">o<text:tab/>20 points for significant collaborative contributions to teammates – include link to Hangout (weighted average of the score for each question on which you collaborate).</text:p>
      <text:p text:style-name="P3">o<text:tab/>20 points for substantial review of other team's answers – include link to Hangout <text:s/>(weighted average of the score for each question reviewed).</text:p>
      <text:p text:style-name="P3">o<text:tab/>5 points for proper management of and communication on Pivotal Tracker</text:p>
      <text:p text:style-name="P3">o<text:tab/>5 points for proper interactions with GitHub</text:p>
      <text:p text:style-name="P3">o<text:tab/>-1 point for EACH significant defect identified and updated during review of team's answers (i.e., your questions and those on which you collaborated).</text:p>
      <text:p text:style-name="P3">o<text:tab/>+2.5 points for any significant refactors you can perform on someone else's question (step 5 above)</text:p>
      <text:p text:style-name="P3">o<text:tab/>-2.5 points for any significant refactors performed on YOUR question (step 5 above)</text:p>
      <text:p text:style-name="P2">3.<text:tab/>Your final grade will be the average of the Class Performance grade (#1) and your individual contribution grade (#2)</text:p>
      <text:p text:style-name="P4"> </text:p>
      <text:p text:style-name="P2"/>
      <text:p text:style-name="P2"><text:span text:style-name="T1">Answer Template</text:span><text:s/>(Insert after <text:span text:style-name="T2">each</text:span><text:s/>question BEFORE answering):</text:p>
      <text:p text:style-name="P2"/>
      <text:p text:style-name="P2">ANS. &lt;Question #&gt;: <text:s/></text:p>
      <text:p text:style-name="P3">Pivotal Tracker URL: <text:s/>&lt;Pivotal Tracer URL&gt;</text:p>
      <text:p text:style-name="P3">Owner Name: <text:s/>&lt;Owner Name&gt;</text:p>
      <text:p text:style-name="P3">Initial Answer:</text:p>
      <text:p text:style-name="P5">&lt;Initial Answer&gt;</text:p>
      <text:p text:style-name="P5">&lt;References&gt;</text:p>
      <text:p text:style-name="P5"/>
      <text:p text:style-name="P3">Collaborators: <text:s/>&lt;Collaborator names&gt;</text:p>
      <text:p text:style-name="P3">Collaborator URL: <text:s/>&lt;Hangout on Air URL&gt;</text:p>
      <text:p text:style-name="P3">Collaborator Comments:</text:p>
      <text:p text:style-name="P5">&lt;Comment, Name&gt;<text:line-break/>&lt;Comment, Name&gt; <text:s/>&lt;etc.&gt;</text:p>
      <text:p text:style-name="P3">Updated Answer:</text:p>
      <text:p text:style-name="P5">&lt;Updated Answer&gt;</text:p>
      <text:p text:style-name="P5">&lt;Additional References&gt;</text:p>
      <text:p text:style-name="P5"/>
      <text:p text:style-name="P3">Reviewer: <text:s/>&lt;Reviewer Names&gt;</text:p>
      <text:p text:style-name="P3">Review URL: <text:s/>&lt;Hangout on Air URL&gt;</text:p>
      <text:p text:style-name="P3">Reviewer Comments:</text:p>
      <text:p text:style-name="P5">&lt;Comment, Name&gt;</text:p>
      <text:p text:style-name="P5">&lt;Comment, Name&gt; <text:s/>&lt;etc.&gt;</text:p>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5"/>
      <text:p text:style-name="P5"/>
      <text:p text:style-name="P2"><text:span text:style-name="T1">Note that I have inserted the template already for Question 1.<text:line-break/>Fill in the designated areas as appropriate, delete any parts that don't apply, and keep the formatting intact</text:span></text:p>
      <text:p text:style-name="P2"><text:span text:style-name="T1">QUESTIONS</text:span></text:p>
      <text:p text:style-name="P2">1.<text:tab/>Note that the ACM/IEEE Code of Ethics and Professional Practice is provided in Appendix A of this document. <text:s/>With respect to Therac-25, the Ariane 5 rocket and the FBI Virtual Case File</text:p>
      <text:p text:style-name="P3">a.<text:tab/>Describe what happened.</text:p>
      <text:p text:style-name="P3">b.<text:tab/>Describe the causes leading up to a.</text:p>
      <text:p text:style-name="P3">c.<text:tab/>Describe how a. could have been prevented.</text:p>
      <text:p text:style-name="P3">d.<text:tab/>Discuss which ACM/IEEE Code of Ethics and Professional Practice principles were violated in each of the above projects.</text:p>
      <text:p text:style-name="P3">e.<text:tab/>How can we ensure that developers, managers and clients adhere to these principles, and that violators are disciplined?</text:p>
      <text:p text:style-name="P3">f.<text:tab/>Does following the Agile process model make it more or less likely that violations of the above principles will occur?</text:p>
      <text:p text:style-name="P2">2.<text:tab/>Answer the following:</text:p>
      <text:p text:style-name="P3">a.<text:tab/>What is Software Engineering? <text:s/></text:p>
      <text:p text:style-name="P3">b.<text:tab/>Describe when, where and how it came into being.</text:p>
      <text:p text:style-name="P3">c.<text:tab/>Discuss its evolution with respect to the various process models discussed in class (i.e., what new idea or strategy did each introduce).</text:p>
      <text:p text:style-name="P3">d.<text:tab/>Compare and contrast it to Computer Science in general.</text:p>
      <text:p text:style-name="P2">3.<text:tab/>Answer the following questions with respect to Software Engineering process models (illustrate as necessary):</text:p>
      <text:p text:style-name="P3">a.<text:tab/>Describe, compare and contrast the Waterfall and the V process models.</text:p>
      <text:p text:style-name="P3">b.<text:tab/>Describe, compare and contrast the two kinds of Prototype process models.</text:p>
      <text:p text:style-name="P3">c.<text:tab/>Describe, compare and contrast the Phased Incremental and Phased Iterative process models.</text:p>
      <text:p text:style-name="P3">d.<text:tab/>Discuss any connections between these process models and the Agile process model.</text:p>
      <text:p text:style-name="P2">4.<text:tab/>Answer the following questions with respect to the Spiral and RAD process models (illustrate as necessary).</text:p>
      <text:p text:style-name="P2">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3">a.<text:tab/>What are the major features of the process model (Describe its phases, etc.)?</text:p>
      <text:p text:style-name="P3">b.<text:tab/>When would you recommend using this process model and why?</text:p>
      <text:p text:style-name="P3">c.<text:tab/>When would you NOT recommend using this process model and why?</text:p>
      <text:p text:style-name="P2">5.<text:tab/>The Software Engineering Institute's Capability Maturity Model is used to evaluate an organization's software development practices (i.e., process maturity). <text:s/>Illustrate the practices that would have to be in place to achieve each of the following levels. <text:s/>Hint: <text:s/>discuss with respect to Key Process Areas (KPAs).</text:p>
      <text:p text:style-name="P3">a.<text:tab/>Initial</text:p>
      <text:p text:style-name="P3">b.<text:tab/>Repeatable</text:p>
      <text:p text:style-name="P3">c.<text:tab/>Defined</text:p>
      <text:p text:style-name="P3">d.<text:tab/>Managed</text:p>
      <text:p text:style-name="P3">e.<text:tab/>Optimizing</text:p>
      <text:p text:style-name="P2">6.<text:tab/>Kent Beck, one of the original signers of the Agile Manifesto, is the founder of Extreme Programming, one of the most widely practiced 'flavors' of Agile process development.</text:p>
      <text:p text:style-name="P3">a.<text:tab/>Why is it called 'Extreme' programming? <text:s/></text:p>
      <text:p text:style-name="P3">b.<text:tab/>How does it relate to the best practices of Plan and Document (i.e., 'traditional') Software Engineering?</text:p>
      <text:p text:style-name="P3">c.<text:tab/>Describe the (current) thirteen practices of Extreme Programming.</text:p>
      <text:p text:style-name="P3">d.<text:tab/>Do these practices adequately describe the Agile process methodology?</text:p>
      <text:p text:style-name="P2">7.<text:tab/>Describe the lifecycle of a fictitious project that is being developed by a distributed team of three people via local and remote git interactions (e.g., GitHub) from initial set up through completion. <text:s/>Be thorough: <text:s/>describe and include ALL local/remote git interactions that would normally occur during the course of the project's development.</text:p>
      <text:p text:style-name="P2"/>
      <text:p text:style-name="P2">ANS. &lt;Question 7&gt;:</text:p>
      <text:p text:style-name="P2">Pivotal Tracker URL: https://www.pivotaltracker.com/n/projects/1339742/stories/94021398</text:p>
      <text:p text:style-name="P2">Owner Name: Ashok Teja Gadepalli</text:p>
      <text:p text:style-name="P2">Initial Answer:</text:p>
      <text:p text:style-name="P2"><text:tab/>There are many steps required for working on a project with a distributed team. This answer will be broken into four main sections. Team coordination and management, project development, project review and project delivery. Each step is very complex and not entirely disjoint from one another. </text:p>
      <text:p text:style-name="P2"/>
      <text:p text:style-name="P2">Step 1: Team coordination and management. </text:p>
      <text:p text:style-name="P2"><text:tab/>Having a well oiled and informed team is crucial for success in distributed project development. You do not have the convenience of working in the same place at the same time as one another. So communication and collaboration is vital. </text:p>
      <text:p text:style-name="P2"><text:tab/>First off, you need to have a team. Recruit individuals who have time to work and have a wide range of skills. You want to be diverse and need to have ample time to work. Next you need to designate who will be the project owner(s). This person will be in charge of keeping the project on track, managing code submission, managing code review and/or code reviewers and facilitating communication. Once the owner(s) is chosen they must work with the team to establish means of communication. You need lines of communication for members directly (e.g Google Hangouts), project task management (Pivotal Tracker) and for code collaboration and review (git/GitHub). They must standardize the designated lines and make sure everyone is aware of how the project will be managed. All members must be on the same page. </text:p>
      <text:p text:style-name="P2"><text:tab/>You will use a utility such as Google Hangouts for your scrums or meetings. The hangouts will occur at set times daily. You want to work with the team to ensure that everyone is able to attend the meetings. If not possible to happen all at once, you must coordinate for there to be multiple meetings per day to accommodate everyone. These meetings should have a leader and should be quick and precise. Making sure that everything gets communicated efficiently and in a timely manner. The goal of these meetings should be to communicate progress and express concerns. Everyone should be able to check-in and those with problems will then communicate with more senior members or owners after the meeting to obtain solutions. Another powerful tool for communication is IRC or tools such as Slack. This allows members to communicate and ask questions in the time between meetings. Here anyone can offer solutions to members in need and discuss new ideas for the project. </text:p>
      <text:p text:style-name="P2"><text:tab/>Pivotal Tracker and git/GitHub are powerful tools that will be utilized throughout the project development. Standards within these tools must be set so that everything is uniform and no time is wasted with constant refactoring. The use of these tools will be more thoroughly discussed in the next step: project development. </text:p>
      <text:p text:style-name="P2"/>
      <text:p text:style-name="P2">Step 2: Project Development. </text:p>
      <text:p text:style-name="P2"><text:tab/>Consistent and fluid instructions are vital to project development. If the project can not grow with ease then you will never be able to achieve your goal. The first step in beginning project development is standardizing how your tools are used. You need to delegate a place to list tasks to be completed (i.e, Pivotal Tracker). Create a remote repository on git/GitHub and make it available to all team members. You also need to set standards for programming languages used, tools used and general coding standards (i.e. Conformation with PEP8 for python). Next is general design for the project. What kind of design patterns do you want to use. This will be less set in stone as some other aspects. Although much of this may eventually change; you need to always have a standard in place that everyone will follow. Designs also should include whether you are using TDD, BDD and which utilities you will use to employ these. This will often lead to setting up an environment that will have all of these things included. When setting up these standards you may need to create some documentation to simplify the adaption of the project among the members. And to allow for new members to join along the way. You must also make sure that this gets updated as the project evolves. Otherwise you risk wasted time in adding new members or having everyone stay up to date. </text:p>
      <text:p text:style-name="P2"><text:tab/>Once the project is set up and everyone is working there will be a general order of operations. First, team members will fork the primary repository to their own GitHub. From here they will branch off for each task they are working on. These tasks will be posted on your task tracking software. They are added here either when a bug is found or when a new feature is desired. When a new feature is desired the team will vote upon its difficulty as to comply with the features of Pivotal Tracker. As members work on their tasks they will aim to comply with all standards. They will communicate their progress throughout the meetings and use the communication resources established to troubleshoot any problems. As work coding is done, members may need to participate in pair programming if that has been chosen as a standard. This will require people participating in hangouts with each other and giving feedback to one another as they code. Often promiscuous pairing is encouraged. Once they feel that their work is complete they will re-base their master branch to match that of the projects master. They will then merge their task branch to their local master and submit a pull request. Their pull request will go through code review (discussed in detail in next step) next. If their code is approved it will be merged to the projects master branch and the owner of the project will mark their task as completed on the task tracking software. Then they will pick up a new task to work on and repeat the cycle. </text:p>
      <text:p text:style-name="P2"><text:tab/>Project development requires communication among team members. Seldom does a project end up as was first imagined. It is very important that a project evolve as work continues. This requires collaboration among the team. The first part of an evolving project is the addition of new tasks. Tasks should demonstrate their value to the project when they are proposed. And the team should all decide together what the difficulty of the task is. As the project progresses the team should be re-evaluating the tools they are using. Discussing other possible tools that may be better suited to their need. </text:p>
      <text:p text:style-name="P2"/>
      <text:p text:style-name="P2">Step 3: Project Review. </text:p>
      <text:p text:style-name="P2"><text:tab/>Project review consists of code review and design review. The design review is continual throughout the project. As new ideas or requirements are added the design will likely need to evolve. This, like many other aspects, relies heavily upon communication throughout the team. The team leader needs to hear out concerns of the team and make good decisions. When the project changes they must all talk about the best solution to accommodate the shift. Then the changes must be properly implemented throughout the environment and the documentation. Although the documentation need not be exhaustive of the project like plan-and-document; it is important that any documentation in place stay current. </text:p>
      <text:p text:style-name="P2"><text:tab/>Code review is also a continual process. When someone sends a pull request saying that their task is complete, a code review will be performed. This review is usually done by the owner or other senior members that are designated by the owner. The goal of code review is to ensure that the code does what it is intended to do, follows standards and does not break other parts of the program. If proposed code fails one of these criteria it will be noted and the member who wrote it will need to fix the problem. This will continue until the code is proper. Code review requires communication between the developer and the reviewer. </text:p>
      <text:p text:style-name="P2"/>
      <text:p text:style-name="P2">Step 4: Project Delivery. </text:p>
      <text:p text:style-name="P2"><text:tab/>Today, the line between finished software and sowftware in development has been blurred. Much of the time there are multiple versions of a project. Typically, there is at least a stable working version and a version that is in development. Since software can often be deployed and updated at any time, this paradigm has grown in popularity. So much of project delivery is covered in code and design review. When a pull request is made, the code is thoroughly reviewed. If it is accepted then it is possible to even pull that code into the live version of the project. But for more major releases in a slower production environment; this requires more planning upon features desired for the release. The owner along with the team need to decide which features are working without bugs and should be included in the release. In agile development with BDD and TDD the use of integration testing helps confirm that the added features have minimal bugs and do not affect the rest of the code too much. In some cases, post mortems are performed to evaluate the process at which the project was handled against. </text:p>
      <text:p text:style-name="P2"/>
      <text:p text:style-name="P2">Overall, the lifecycle of a project is very complex. Its success relies heavily upon communication. The lifecycle requires planning for creation. Open lines of communication to get help and discuss features and the future. And abilities to easily track tasks and their code. </text:p>
      <text:p text:style-name="P2"/>
      <text:p text:style-name="P2">Collaborators: <text:s/>&lt;Collaborator names&gt;</text:p>
      <text:p text:style-name="P2">Collaborator URL: <text:s/>&lt;Hangout on Air URL&gt;</text:p>
      <text:p text:style-name="P2">Collaborator Comments:</text:p>
      <text:p text:style-name="P2">&lt;Comment, Name&gt;</text:p>
      <text:p text:style-name="P2">&lt;Comment, Name&gt; <text:s/>&lt;etc.&gt;</text:p>
      <text:p text:style-name="P2">Updated Answer:</text:p>
      <text:p text:style-name="P2">&lt;Updated Answer&gt;</text:p>
      <text:p text:style-name="P2">&lt;Additional References&gt;</text:p>
      <text:p text:style-name="P2"/>
      <text:p text:style-name="P2">Reviewer: <text:s/>&lt;Reviewer Names&gt;</text:p>
      <text:p text:style-name="P2">Review URL: <text:s/>&lt;Hangout on Air URL&gt;</text:p>
      <text:p text:style-name="P2">Reviewer Comments:</text:p>
      <text:p text:style-name="P2">&lt;Comment, Name&gt;</text:p>
      <text:p text:style-name="P2">&lt;Comment, Name&gt; <text:s/>&lt;etc.&gt;</text:p>
      <text:p text:style-name="P2">Updated Answer:</text:p>
      <text:p text:style-name="P2">&lt;Updated Answer&gt;</text:p>
      <text:p text:style-name="P2">&lt;Additional References&gt;</text:p>
      <text:p text:style-name="P2"/>
      <text:p text:style-name="P2">Refactors:</text:p>
      <text:p text:style-name="P2">&lt;Comment, Name&gt;</text:p>
      <text:p text:style-name="P2">&lt;Updated Answer&gt;</text:p>
      <text:p text:style-name="P2">&lt;Additional References&gt;</text:p>
      <text:p text:style-name="P2"/>
      <text:p text:style-name="P2">&lt;Comment, Name&gt;</text:p>
      <text:p text:style-name="P2">&lt;Updated Answer&gt;</text:p>
      <text:p text:style-name="P2">&lt;Additional References&gt; &lt;for each refactor&gt;</text:p>
      <text:p text:style-name="P2"/>
      <text:p text:style-name="P2"/>
      <text:p text:style-name="P2">8.<text:tab/>Answer the following with respect to PivotalTracker:</text:p>
      <text:p text:style-name="P3">a.<text:tab/>Describe the typical lifecycle of a fictitious user story from Start to Acceptance. <text:s/></text:p>
      <text:p text:style-name="P3">b.<text:tab/>Explain the meaning of each entry and describe its usage (including estimation, requestor, owner, activity, etc.). <text:s/></text:p>
      <text:p text:style-name="P3">c.<text:tab/>Discuss its role in project communication.</text:p>
      <text:p text:style-name="P2">9.<text:tab/>Answer the following with respect to Google Hangouts On Air </text:p>
      <text:p text:style-name="P3">a.<text:tab/>Explain how to get started with Google Hangouts On Air.</text:p>
      <text:p text:style-name="P3">b.<text:tab/>Explain how to set up a Google Hangout online meeting. <text:s/></text:p>
      <text:p text:style-name="P3">c.<text:tab/>Discuss common audio problems (such as background noise, echo and squealing) when doing a Hangout On Air and what can be done to alleviate them.</text:p>
      <text:p text:style-name="P3">d.<text:tab/>What, if anything, can you do if you want to join a hangout but the maximum number of people have already joined?</text:p>
      <text:p text:style-name="P3"/>
      <text:p text:style-name="P2"/>
      <text:p text:style-name="P6"><text:span text:style-name="T3">ANS. &lt;Question 9&gt;:</text:span></text:p>
      <text:p text:style-name="P7"><text:span text:style-name="T4">Pivotal Tracker URL: </text:span><text:a xlink:type="simple" xlink:href="https://www.pivotaltracker.com/story/show/94021086"><text:span text:style-name="T3">https://www.pivotaltracker.com/story/show/94021086</text:span></text:a></text:p>
      <text:p text:style-name="P6"><text:span text:style-name="T3">Owner Name: Chris Maltzan</text:span></text:p>
      <text:p text:style-name="P6"><text:span text:style-name="T3">Initial Answer:</text:span></text:p>
      <text:p text:style-name="P6"><text:span text:style-name="T5">PART A</text:span></text:p>
      <text:p text:style-name="P6"><text:span text:style-name="T3">To get started with Google Hangouts On Air, you will need a 2GHz dual core computer, an internet connection, a youtube account and a Google+ account. For simplicy's sake, it is easiest to use the same email for your Youtube and Google+ account, this way, your videos can be seamlessly uploaded on youtube. For a good experience, being able to both send and receive audio and video is essential. In order to use video, you will need a webcam. In order to use audio, you will need a microphone. In order to listen to what others are saying, you will need speakers.</text:span></text:p>
      <text:p text:style-name="P6"><text:span text:style-name="T3">The simplest way to get started will be join a Hangout that someone else has started. This will let you test your hardware to see if it is configured properly. To join a Hangout, you will only need to accept an invite once they send it to you, and follow the provided link. Once you have verified your computer is properly configured, try starting your own Hangout on Air and invite others to join you. Part B will outline how to create your own Hangout. If you find that your computer is not configured properly, Part C will outline some steps you can take to get set up.</text:span></text:p>
      <text:p text:style-name="P6"><text:span text:style-name="T3">On occasion, you may find that you can not get your mic or speakers to send or receive audio in a Hangout. Assuming the proper drivers are installed, the first thing to check is that your mic and speakers are actually plugged in. Failing this, an easy solution can also be to just perform a computer restart. If that does not solve the problem, you can try verifying that your audio and mic settings are in order in the control panel, particularly that the proper mic and speaker hardware is selected.</text:span></text:p>
      <text:p text:style-name="P6"><text:span text:style-name="T3">If you click the gear symbol at the top of the Hangout window, you can verify what microphone and speakers are in working order. The first thing to check here is that the Hangout detects the hardware. If anything shows up as “USB video/audio device,” then it is likely that you will need to install software from the device's manufacturer (Google, 2015). You will know your mic is working properly if you see the volume meter move when you speak. If you click the “Play test sound” button,” you can verify your speakers are working properly in this window as well. Google (2015) also suggests rejoining a video call if any of your devices are not recognized by the Hangout.</text:span></text:p>
      <text:p text:style-name="P6"><text:span text:style-name="T5">PART B</text:span></text:p>
      <text:p text:style-name="P6"><text:span text:style-name="T3">To create a Google Hangout On Air, one must first visit</text:span><text:a xlink:type="simple" xlink:href="https://plus.google.com/hangouts/onair"><text:span text:style-name="T6">https://plus.google.com/hangouts/onair</text:span></text:a><text:span text:style-name="T3">. Verify that you are on the “Hangouts On Air” tab within the navigation bar at the top of the page. At this point, you can click on a button to “create a hangout on air.” If you are not already logged in to Google+, it will prompt you to log in at this point. After making sure you are logged in to Google+, you can re-click the button to “Create a Hangout On Air.”</text:span></text:p>
      <text:p text:style-name="P6"><text:span text:style-name="T3">A pop-up will appear that will prompt you initialize the settings for your Hangout. Give your Hangout a name, description, time, and designate who your audience will be. It is often easiest to leave the audience as public, but if you wish to have a more private Hangout, you can designate specific people here instead. When you are ready, press “Share” to officially create the Hangout. You will then be re-directed to your Hangout's page. When it is time for the hangout to begin, press the “start” button on your Hangout's page to start the Hangout.</text:span></text:p>
      <text:p text:style-name="P6"><text:span text:style-name="T3">Another pop-up will appear on your desktop. This time, you will be asked to invite guests to your hangout. You can submit your attendees' emails here or you can copy and paste the URL from the top of this window and send it to them another way, such as through Slack. While you wait for others to join, now is a good time to prepare your video, audio and desktop sharing. To share your desktop, there is a button in the left hand side mouse-over menu. It will bring up a pop-up that will let you decide what part of your desktop you wish to share. Assuming your speakers and mic are correctly set up, being able to speak and listen over Google Hangouts should be as easy as plugging the speakers and mic into your computer.</text:span></text:p>
      <text:p text:style-name="P6"><text:span text:style-name="T3">Once you are all set and prepared for the Hangout on Air, you should start to see your participants joining the Hangout. When everyone else is ready, you can press the “Start broadcast” button at the bottom. This will start recording the session. When the Hangout On Air is ending, you can press “Stop broadcasting” to stop recording. Within an hour, you should see the video posted in your associated youtube channel.</text:span></text:p>
      <text:p text:style-name="P6"><text:span text:style-name="T5">PART C</text:span></text:p>
      <text:p text:style-name="P6"><text:span text:style-name="T3">Problems with either audio or video can be a result of various issues, including a poor internet connection, a low quality mic or even simply unmuted mics (Google, 2015). If you find that your internet connection is sluggish and the video is freezing, it may be necessary to change your bandwidth setting. This can be done quite simply, just by using the provided slider within the Hangout. You can adjust the bandwidth to range from HD 720p video, down to audio only (Google, 2015).</text:span></text:p>
      <text:p text:style-name="P6"><text:span text:style-name="T3">A low quality mic can be a problem, and it unfortunately can't be solved without getting a new mic. However, if you need to buy a new mic for Hangouts, you might want to look into getting a headset. This will allow you to combine your mic and speakers into one unit, simplifying your hardware configuration and decreasing the possibility of having a problem.</text:span></text:p>
      <text:p text:style-name="P6"><text:span text:style-name="T3">If you find that you are hearing an echo or squeeling in the background, it may be because of feedback from an unused mic (Google, 2015). When you are not speaking, it is best practice to mute your mic. Not only will this prevent others from hearing an echo, but they won't hear you typing, coughing or eating either. If you are in a hangout with ten people, all of those sounds can become very distracting to the other participants.</text:span></text:p>
      <text:p text:style-name="P6"><text:span text:style-name="T5">PART D</text:span></text:p>
      <text:p text:style-name="P6"><text:span text:style-name="T3">Google Hangouts will support a maximum of ten separate connections for a “personal” account. If this is not sufficient for one's needs, one could choose to upgrade to either the business ($5/month), goverment (&lt; $5/month), or education (free but requires educational affiliation) versions of Google Hangout, all of which allow up to 15 connections.</text:span></text:p>
      <text:p text:style-name="P6"><text:span text:style-name="T3">References:</text:span></text:p>
      <text:p text:style-name="P8"><text:span text:style-name="T3">Google (2015) </text:span><text:span text:style-name="T7">Start a Hangout,</text:span><text:span text:style-name="T8"><text:s/></text:span><text:span text:style-name="T3">Available at:</text:span><text:a xlink:type="simple" xlink:href="https://support.google.com/hangouts/answer/3115553?hl=en"><text:span text:style-name="T9">https://support.google.com/hangouts/answer/3115553?hl=en</text:span></text:a><text:span text:style-name="T3">(Accessed: 5/10/2015).</text:span></text:p>
      <text:p text:style-name="P8"><text:span text:style-name="T3">Google (2015) </text:span><text:span text:style-name="T7">Get started with Hangouts,</text:span><text:span text:style-name="T8"><text:s/></text:span><text:span text:style-name="T3">Available at:</text:span><text:a xlink:type="simple" xlink:href="https://support.google.com/hangouts/answer/2944865?hl=en"><text:span text:style-name="T9">https://support.google.com/hangouts/answer/2944865?hl=en</text:span></text:a><text:span text:style-name="T3">(Accessed: 5/10/2015).</text:span></text:p>
      <text:p text:style-name="P8"><text:span text:style-name="T3">Google (2015) </text:span><text:span text:style-name="T7">The bandwidth setting,</text:span><text:span text:style-name="T8"><text:s/></text:span><text:span text:style-name="T3">Available at:</text:span><text:a xlink:type="simple" xlink:href="https://support.google.com/hangouts/answer/2979333?hl=en"><text:span text:style-name="T9">https://support.google.com/hangouts/answer/2979333?hl=en</text:span></text:a><text:span text:style-name="T3">(Accessed: 5/10/2015).</text:span></text:p>
      <text:p text:style-name="P8"><text:span text:style-name="T3">Google (2015) </text:span><text:span text:style-name="T7">Troubleshoot audio/video issues with video calls,</text:span><text:span text:style-name="T3">Available at:</text:span><text:a xlink:type="simple" xlink:href="https://support.google.com/hangouts/answer/1355579?hl=en"><text:span text:style-name="T9">https://support.google.com/hangouts/answer/1355579?hl=en</text:span></text:a><text:span text:style-name="T10"><text:s/></text:span><text:span text:style-name="T3">(Accessed: 5/10/2015).</text:span></text:p>
      <text:p text:style-name="P8"><text:span text:style-name="T3"/></text:p>
      <text:p text:style-name="P6"><text:span text:style-name="T3">Collaborators: &lt;Collaborator names&gt;</text:span></text:p>
      <text:p text:style-name="P6"><text:span text:style-name="T3">Collaborator URL: &lt;Hangout on Air URL&gt;</text:span></text:p>
      <text:p text:style-name="P6"><text:span text:style-name="T3">Collaborator Comments:</text:span></text:p>
      <text:p text:style-name="P6"><text:span text:style-name="T3">&lt;Comment, Name&gt;<text:line-break/>&lt;Comment, Name&gt; &lt;etc.&gt;</text:span></text:p>
      <text:p text:style-name="P6"><text:span text:style-name="T3">Updated Answer:</text:span></text:p>
      <text:p text:style-name="P6"><text:span text:style-name="T3">&lt;Updated Answer&gt;</text:span></text:p>
      <text:p text:style-name="P6"><text:span text:style-name="T3">&lt;Additional References&gt;</text:span></text:p>
      <text:p text:style-name="P9"/>
      <text:p text:style-name="P6"><text:span text:style-name="T3">Reviewer: &lt;Reviewer Names&gt;</text:span></text:p>
      <text:p text:style-name="P6"><text:span text:style-name="T3">Review URL: &lt;Hangout on Air URL&gt;</text:span></text:p>
      <text:p text:style-name="P6"><text:span text:style-name="T3">Reviewer Comments:</text:span></text:p>
      <text:p text:style-name="P6"><text:span text:style-name="T3">&lt;Comment, Name&gt;</text:span></text:p>
      <text:p text:style-name="P6"><text:span text:style-name="T3">&lt;Comment, Name&gt; &lt;etc.&gt;</text:span></text:p>
      <text:p text:style-name="P6"><text:span text:style-name="T3">Updated Answer:</text:span></text:p>
      <text:p text:style-name="P6"><text:span text:style-name="T3">&lt;Updated Answer&gt;</text:span></text:p>
      <text:p text:style-name="P6"><text:span text:style-name="T3">&lt;Additional References&gt;</text:span></text:p>
      <text:p text:style-name="P9"/>
      <text:p text:style-name="P6"><text:span text:style-name="T3">Refactors:</text:span></text:p>
      <text:p text:style-name="P6"><text:span text:style-name="T3">&lt;Comment, Name&gt;</text:span></text:p>
      <text:p text:style-name="P6"><text:span text:style-name="T3">&lt;Updated Answer&gt;</text:span></text:p>
      <text:p text:style-name="P6"><text:span text:style-name="T3">&lt;Additional References&gt;</text:span></text:p>
      <text:p text:style-name="P9"/>
      <text:p text:style-name="P6"><text:span text:style-name="T3">&lt;Comment, Name&gt;</text:span></text:p>
      <text:p text:style-name="P6"><text:span text:style-name="T3">&lt;Updated Answer&gt;</text:span></text:p>
      <text:p text:style-name="P6"><text:span text:style-name="T3">&lt;Additional References&gt; &lt;for each refactor&gt;</text:span></text:p>
      <text:p text:style-name="P2"/>
      <text:p text:style-name="P3"/>
      <text:p text:style-name="P3"/>
      <text:p text:style-name="P2">10.<text:tab/>With respect to pair programming:</text:p>
      <text:p text:style-name="P3">a.<text:tab/>What is it? Explain in detail how it is practiced.</text:p>
      <text:p text:style-name="P3">b.<text:tab/>What are its advantages?</text:p>
      <text:p text:style-name="P3">c.<text:tab/>What are its disadvantages?</text:p>
      <text:p text:style-name="P3">d.<text:tab/>What is promiscuous pairing? <text:s/>Should you do it and why?</text:p>
      <text:p text:style-name="P3">e.<text:tab/>Discuss the following statement by Fred Brooks: <text:s/>"You cannot win if your team loses, and you cannot fail if your team wins."</text:p>
      <text:p text:style-name="P3"/>
      <text:p text:style-name="P2">ANS. &lt;Question 10&gt;: <text:s/></text:p>
      <text:p text:style-name="P2">Pivotal Tracker URL: <text:s/><text:a xlink:type="simple" xlink:href="https://www.pivotaltracker.com/n/projects/1339742">https://www.pivotaltracker.com/n/projects/1339742</text:a></text:p>
      <text:p text:style-name="P2">Owner Name: <text:s/>Matthew Matyus</text:p>
      <text:p text:style-name="P10"/>
      <text:p text:style-name="P11"><text:s/>A) Pair programming is practice of two software developers working on the same code simultaneously. One person drives (the driver) the development and the other (the observer) watches and double-checks their work.</text:p>
      <text:p text:style-name="P11"/>
      <text:p text:style-name="P11">B) The advantages are the chances of errors in your code decreases. You end up with more robust and stable code. Also, the developers are forced to be in direct communication and they will share more knowledge with each other including programming idioms.</text:p>
      <text:p text:style-name="P11"/>
      <text:p text:style-name="P11">C) The main issue with Pair Programming is it is very costly. Hiring two per people per feature carries a lot of overhead, as coding can take longer. Users have reported much more mental fatigue during the course of pair programming as you are forced to focus on the code for much longer periods of time. </text:p>
      <text:p text:style-name="P11"/>
      <text:p text:style-name="P11">D) Promiscuous pairing is the process of enforcing every developer in your team to pair up. This process increases the overall communications and knowledge of your development teams. Overall, promiscuous pairing is beneficial.</text:p>
      <text:p text:style-name="P11"/>
      <text:p text:style-name="P11">E) The quote is used to demonstrate the importance of teamwork and to discourage people from working alone selfishly. If you work very hard yourself and perform well you still cannot be considered a winner if your team loses. Likewise, you are still considered succesful if your team completes all of its goals. </text:p>
      <text:p text:style-name="P11"/>
      <text:p text:style-name="P12">Armando Fox, David Patterson (2013) <text:span text:style-name="T11">Engineering Software as a Service: An Agile Approach Using Cloud Computing</text:span>, : Strawberry Canyon LLC.</text:p>
      <text:p text:style-name="P13"/>
      <text:p text:style-name="P3"/>
      <text:p text:style-name="P3"/>
      <text:p text:style-name="P2">11.<text:tab/>Explain each of the following Software Engineering productivity mechanisms and discuss two examples of each: </text:p>
      <text:p text:style-name="P3">a.<text:tab/>Clarity via conciseness</text:p>
      <text:p text:style-name="P3">b.<text:tab/>Synthesis</text:p>
      <text:p text:style-name="P3">c.<text:tab/>Reuse</text:p>
      <text:p text:style-name="P3">d.<text:tab/>Automation via Tools</text:p>
      <text:p text:style-name="P2">12.<text:tab/>Answer the following:</text:p>
      <text:p text:style-name="P3">a.<text:tab/>Define ASP and explain why it failed.</text:p>
      <text:p text:style-name="P3">b.<text:tab/>Define SaaS.</text:p>
      <text:p text:style-name="P3">c.<text:tab/>Define SOA.</text:p>
      <text:p text:style-name="P3">d.<text:tab/>Define Cloud Computing.</text:p>
      <text:p text:style-name="P3">e.<text:tab/>Describe the relationships among each of the above.</text:p>
      <text:p text:style-name="P3">f.<text:tab/>Why has SaaS become so successful?</text:p>
      <text:p text:style-name="P2">13.<text:tab/>For each of <text:s/>the following workstyles: <text:s/>Rational Extrovert, Rational Introvert, Intuitive Extrovert and Intuitive Introvert:</text:p>
      <text:p text:style-name="P3">a.<text:tab/>Describe the typical characteristics of each.</text:p>
      <text:p text:style-name="P3">b.<text:tab/>Describe how they would typically interact/communicate with others.</text:p>
      <text:p text:style-name="P3">c.<text:tab/>Describe how you should interact/communicate with them in order to be effective.</text:p>
      <text:p text:style-name="P2">14.<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3">a.<text:tab/>at the client-server layer.</text:p>
      <text:p text:style-name="P3">b.<text:tab/>at the three-tier shared nothing layer.</text:p>
      <text:p text:style-name="P3">c.<text:tab/>at the model-view-controller layer within the application tier.</text:p>
      <text:p text:style-name="P3">d.<text:tab/>at the software implementation layer within the model-view-controller layer.</text:p>
      <text:p text:style-name="P2">15.<text:tab/>Pipes-and-Filters, Client-Server, Peer-to-Peer and Layered are some of the major architectural styles used today.</text:p>
      <text:p text:style-name="P3">a.<text:tab/>Define each (illustrate as necessary).</text:p>
      <text:p text:style-name="P3">b.<text:tab/>Provide an example of where/how each would typically be used.</text:p>
      <text:p text:style-name="P3">c.<text:tab/>Discuss the advantages and disadvantages of each.</text:p>
      <text:p text:style-name="P2">16.<text:tab/>Answer the following:</text:p>
      <text:p text:style-name="P3">a.<text:tab/>Define and describe the protocols on which HTTP is dependent.</text:p>
      <text:p text:style-name="P3">b.<text:tab/>What is the significance of the IP address 127.0.0.1?</text:p>
      <text:p text:style-name="P3">c.<text:tab/>What is a port and how/why is it used? <text:s/>What port is used by Web servers?</text:p>
      <text:p text:style-name="P3">d.<text:tab/>Explain what a URI is and describe in detail its basic structure.</text:p>
      <text:p text:style-name="P3">e.<text:tab/>Define and describe DNS. <text:s/>Would it be possible to make an internet connection without it?</text:p>
      <text:p text:style-name="P3">f.<text:tab/>Explain how HTTP is a 'stateless protocol'. <text:s/>If this is so, how can a server know that two different requests are actually from the same user?</text:p>
      <text:p text:style-name="P2">17.<text:tab/>Answer the following: </text:p>
      <text:p text:style-name="P3">a.<text:tab/>Describe each of the four different HTTP methods and explain when/how they are used.</text:p>
      <text:p text:style-name="P3">b.<text:tab/>What is REST and how is it implemented? </text:p>
      <text:p text:style-name="P3">c.<text:tab/>Why is REST such an important organizing principle in Web applications?</text:p>
      <text:p text:style-name="P3">d.<text:tab/>How are the HTML tag attributes id and class used?</text:p>
      <text:p text:style-name="P3">e.<text:tab/>How are CSS selectors used?</text:p>
      <text:p text:style-name="P2">18.<text:tab/>The three pillars of Ruby are: <text:s/>Everything is an object, every operation is a method call . . . , and all programming is metaprogramming.</text:p>
      <text:p text:style-name="P3">a.<text:tab/>Define and explain each of these.</text:p>
      <text:p text:style-name="P3">b.<text:tab/>Provide two examples of each.</text:p>
      <text:p text:style-name="P3">c.<text:tab/>Define and discuss 'duck typing' and its relationship to mix-ins.</text:p>
      <text:p text:style-name="P2">19.<text:tab/>Answer the following with respect to the Ruby language:</text:p>
      <text:p text:style-name="P3">a.<text:tab/>Do objects have types? <text:s/>Do the variables that point to objects have types?</text:p>
      <text:p text:style-name="P3">b.<text:tab/>What is the difference between the variable @name and the variable @@name?</text:p>
      <text:p text:style-name="P3">c.<text:tab/>What happens when a method is invoked on an object, but the method cannot be found in the receiver's class?</text:p>
      <text:p text:style-name="P3">d.<text:tab/>What iterator method is available to all collection-like Ruby classes?</text:p>
      <text:p text:style-name="P3">e.<text:tab/>Define and discuss the scoping rules for local variables.</text:p>
      <text:p text:style-name="P3">f.<text:tab/>Define and discuss 'poetry' mode.</text:p>
      <text:p text:style-name="P3">g.<text:tab/>Define and discuss closures.</text:p>
      <text:p text:style-name="P3">h.<text:tab/>Explain the purpose of the yield statement.</text:p>
      <text:p text:style-name="P2"/>
      <text:p text:style-name="P2">ANS. &lt;Question 19&gt;: <text:s/></text:p>
      <text:p text:style-name="P2">Pivotal Tracker URL: <text:s/><text:a xlink:type="simple" xlink:href="https://www.pivotaltracker.com/n/projects/1339742">https://www.pivotaltracker.com/n/projects/1339742</text:a></text:p>
      <text:p text:style-name="P2">Owner Name: <text:s/>Matthew Matyus</text:p>
      <text:p text:style-name="P14"/>
      <text:p text:style-name="P14">A) While objects have types, the variables that reference them do not. </text:p>
      <text:p text:style-name="P14"/>
      <text:p text:style-name="P14">B) @x specifies an instance variable and @@ x specifies a class (static) variable. The namespaces are distinct, so @x and @@ x are different variables. </text:p>
      <text:p text:style-name="P14"/>
      <text:p text:style-name="P14">C) When neither a receiver nor any of its ancestor classes can handle a method call, method_missing is called on the receiver. method_missing can inspect the name of the nonexistent method and its arguments, and can either take action to handle the call or pass the call up to the ancestor, as the default implementation of method_missing does. <text:s text:c="2"/></text:p>
      <text:p text:style-name="P14"/>
      <text:p text:style-name="P14">D) The method <text:span text:style-name="T1">each</text:span><text:s/>is an iterator available in all Ruby classes that are collection-like. </text:p>
      <text:p text:style-name="P14">Example:</text:p>
      <text:p text:style-name="P15"><text:tab/></text:p>
      <text:p text:style-name="P15"><text:s text:c="6"/>ary <text:span text:style-name="T12">=</text:span><text:s/><text:span text:style-name="T12">[</text:span><text:span text:style-name="T13">1</text:span><text:span text:style-name="T12">,</text:span><text:span text:style-name="T13">2</text:span><text:span text:style-name="T12">,</text:span><text:span text:style-name="T13">3</text:span><text:span text:style-name="T12">,</text:span><text:span text:style-name="T13">4</text:span><text:span text:style-name="T12">,</text:span><text:span text:style-name="T13">5</text:span><text:span text:style-name="T12">]</text:span><text:s/>ary<text:span text:style-name="T12">.</text:span>each <text:span text:style-name="T14">do</text:span><text:s/><text:span text:style-name="T12">|</text:span>i<text:span text:style-name="T12">|</text:span><text:s text:c="4"/>puts i <text:span text:style-name="T14">end</text:span></text:p>
      <text:p text:style-name="P14"/>
      <text:p text:style-name="P14"/>
      <text:p text:style-name="P14">E) In a lexically-scoped language such as Ruby, variables are visible to the scope within which they’re created and to all scopes enclosed by that scope. <text:s/></text:p>
      <text:p text:style-name="P14"/>
      <text:p text:style-name="P14">F) An important Ruby idiom is poetry mode: the ability to omit parentheses and curly braces when the parsing is unambiguous. Most commonly, Ruby programmers may omit parentheses around arguments to a method call, and omit curly braces when the last argument to a method call is a hash. <text:s/></text:p>
      <text:p text:style-name="P14"/>
      <text:p text:style-name="P14">Poetry Mode in Action:</text:p>
      <text:p text:style-name="P16"/>
      <text:p text:style-name="P16">a.should(be.send(:&gt;=,7)) </text:p>
      <text:p text:style-name="P16">a.should(be() &gt;= 7) </text:p>
      <text:p text:style-name="P16">a.should be &gt;= 7</text:p>
      <text:p text:style-name="P10"/>
      <text:p text:style-name="P14">G) A Ruby block is a closure : whenever the block executes, it can “see” the entire lexical scope available at the place where the block appears in the program text. In other words , it’s as if the presence of the block creates an instant snapshot of the scope, which can be reconstituted later whenever the block executes. </text:p>
      <text:p text:style-name="P17"><text:span text:style-name="T1"><text:tab/>Example:</text:span></text:p>
      <text:p text:style-name="P17"><text:span text:style-name="T1"/></text:p>
      <text:p text:style-name="P18"><text:span text:style-name="T15"><text:tab/>class</text:span><text:s/>SomeClass <text:s text:c="2"/></text:p>
      <text:p text:style-name="P17"><text:span text:style-name="T1"/></text:p>
      <text:p text:style-name="P18"><text:span text:style-name="T15"><text:s text:c="2"/><text:tab/><text:s text:c="2"/>def</text:span><text:s/>initialize<text:span text:style-name="T16">(</text:span>value1<text:span text:style-name="T16">)</text:span><text:s text:c="5"/></text:p>
      <text:p text:style-name="P19"><text:span text:style-name="T1"><text:s text:c="4"/><text:tab/><text:s text:c="4"/>@value1</text:span><text:span text:style-name="T17"><text:s/>= value1 <text:s text:c="2"/></text:span></text:p>
      <text:p text:style-name="P17"><text:span text:style-name="T1"><text:s text:c="2"/><text:tab/><text:s text:c="2"/>end</text:span><text:span text:style-name="T17"><text:s/>  <text:s/></text:span></text:p>
      <text:p text:style-name="P18"><text:s/></text:p>
      <text:p text:style-name="P18"><text:span text:style-name="T15"><text:s text:c="2"/><text:tab/><text:s text:c="2"/>def</text:span><text:s/>value_printer<text:span text:style-name="T16">(</text:span>value2<text:span text:style-name="T16">)</text:span><text:s text:c="5"/></text:p>
      <text:p text:style-name="P20"><text:span text:style-name="T18"><text:s text:c="4"/><text:tab/><text:s text:c="4"/>lambda</text:span><text:span text:style-name="T17"><text:s/></text:span><text:span text:style-name="T16">{</text:span><text:span text:style-name="T18">puts</text:span><text:span text:style-name="T17"><text:s/></text:span>"Value1: #{@value1}, Value2: #{value2}"<text:span text:style-name="T16">}</text:span><text:span text:style-name="T17"><text:s text:c="3"/></text:span></text:p>
      <text:p text:style-name="P17"><text:span text:style-name="T1"><text:s text:c="2"/><text:tab/><text:s text:c="2"/>end</text:span><text:span text:style-name="T17"><text:s/></text:span></text:p>
      <text:p text:style-name="P17"><text:span text:style-name="T1"/></text:p>
      <text:p text:style-name="P17"><text:span text:style-name="T1"><text:tab/>end</text:span><text:span text:style-name="T17"><text:s/>  </text:span></text:p>
      <text:p text:style-name="P18"/>
      <text:p text:style-name="P18"><text:span text:style-name="T15"><text:s text:c="9"/>def</text:span><text:s/><text:span text:style-name="T18">caller</text:span><text:span text:style-name="T16">(</text:span>some_closure<text:span text:style-name="T16">)</text:span><text:s text:c="3"/></text:p>
      <text:p text:style-name="P18"><text:s text:c="10"/>some_closure.<text:span text:style-name="T19">call</text:span><text:s/></text:p>
      <text:p text:style-name="P17"><text:span text:style-name="T1"><text:s text:c="9"/>end</text:span><text:span text:style-name="T17"><text:s/>  </text:span></text:p>
      <text:p text:style-name="P18"/>
      <text:p text:style-name="P18"><text:s text:c="9"/>some_class = SomeClass.<text:span text:style-name="T19">new</text:span><text:span text:style-name="T16">(</text:span><text:span text:style-name="T13">5</text:span><text:span text:style-name="T16">)</text:span></text:p>
      <text:p text:style-name="P18"><text:s text:c="9"/>printer = some_class.<text:span text:style-name="T19">value_printer</text:span><text:span text:style-name="T16">(</text:span><text:span text:style-name="T20">"some value"</text:span><text:span text:style-name="T16">)</text:span><text:s/>  </text:p>
      <text:p text:style-name="P21"><text:span text:style-name="T1"><text:s text:c="9"/>caller</text:span><text:span text:style-name="T16">(</text:span><text:span text:style-name="T17">printer</text:span><text:span text:style-name="T16">)</text:span></text:p>
      <text:p text:style-name="P22"><text:s text:c="8"/>Value1: 5, Value2: some value</text:p>
      <text:p text:style-name="P23"><text:span text:style-name="T21">Reference: </text:span><text:a xlink:type="simple" xlink:href="%22"><text:span text:style-name="T22">http://www.skorks.com/2010/05/closures-a-simple-explanation-using-ruby/</text:span></text:a></text:p>
      <text:p text:style-name="P10"/>
      <text:p text:style-name="P14">H) Ruby’s <text:span text:style-name="T1">yield</text:span><text:s/>lets you define your own each methods that take a block, providing an elegant way to allow collections to manage their own traversal. <text:s/>When a method containing yield is called, it starts executing until yield is reached; at that point, control is transferred to the block that was passed to the method. If yield had any arguments, those arguments become the arguments to the block.</text:p>
      <text:p text:style-name="P24"/>
      <text:p text:style-name="P24"><text:s/><text:tab/><text:span text:style-name="T14">def</text:span><text:s/>test</text:p>
      <text:p text:style-name="P25"><text:span text:style-name="T23"><text:s text:c="4"/><text:tab/>puts </text:span>"You are in the method"</text:p>
      <text:p text:style-name="P24"><text:s text:c="4"/><text:tab/><text:span text:style-name="T14">yield</text:span><text:s text:c="4"/></text:p>
      <text:p text:style-name="P25"><text:span text:style-name="T23"><text:s text:c="4"/><text:tab/>puts </text:span>"You are again back to the method"</text:p>
      <text:p text:style-name="P24"><text:s text:c="4"/><text:tab/><text:span text:style-name="T14">yield</text:span><text:s/></text:p>
      <text:p text:style-name="P26"><text:tab/>end<text:span text:style-name="T23"><text:s/></text:span></text:p>
      <text:p text:style-name="P25"><text:span text:style-name="T23"><text:tab/>test </text:span><text:span text:style-name="T12">{</text:span><text:span text:style-name="T23">puts </text:span>"You are in the block"<text:span text:style-name="T12">}</text:span></text:p>
      <text:p text:style-name="P27"><text:s/><text:tab/>This will produce the following result:</text:p>
      <text:p text:style-name="P24"><text:span text:style-name="T24"><text:tab/>You</text:span><text:s/>are <text:span text:style-name="T14">in</text:span><text:s/>the method</text:p>
      <text:p text:style-name="P24"><text:span text:style-name="T24"><text:tab/>You</text:span><text:s/>are <text:span text:style-name="T14">in</text:span><text:s/>the block</text:p>
      <text:p text:style-name="P24"><text:span text:style-name="T24"><text:tab/>You</text:span><text:s/>are again back to the method </text:p>
      <text:p text:style-name="P24"><text:span text:style-name="T24"><text:tab/>You</text:span><text:s/>are <text:span text:style-name="T14">in</text:span><text:s/>the block</text:p>
      <text:p text:style-name="P10"><text:tab/>Reference: http://www.tutorialspoint.com/ruby/ruby_blocks.htm</text:p>
      <text:p text:style-name="P10"/>
      <text:p text:style-name="P10"><text:tab/>Main Reference</text:p>
      <text:p text:style-name="P10"><text:tab/>“Fox, Armando; Patterson, David (2014-01-03). Engineering Software as a Service: <text:tab/><text:tab/>An Agile Approach Using Cloud Computing (Kindle Location 2373). Strawberry <text:tab/><text:tab/>Canyon LLC. Kindle Edition.</text:p>
      <text:p text:style-name="P3"/>
      <text:p text:style-name="P2">20.<text:tab/>Answer the following:</text:p>
      <text:p text:style-name="P3">a.<text:tab/>Define framework and explain its benefits.</text:p>
      <text:p text:style-name="P3">b.<text:tab/>Is a framework the same or different from a toolkit? <text:s/>Explain.</text:p>
      <text:p text:style-name="P3">c.<text:tab/>How is an architecture or design pattern related to a framework?</text:p>
      <text:p text:style-name="P3">d.<text:tab/>Discuss convention over configuration with respect to the Rails framework.</text:p>
      <text:p text:style-name="P3">e.<text:tab/>In Rails, how does a redirect work, and when should it be used?</text:p>
      <text:p text:style-name="P3">f.<text:tab/>Describe the 'flash', and explain when and how it is used.</text:p>
      <text:p text:style-name="P3">g.<text:tab/>Describe the session hash, and explain when and how it is used.</text:p>
      <text:p text:style-name="P2">21.<text:tab/>Answer the following with respect to scheduling:</text:p>
      <text:p text:style-name="P3">a.<text:tab/>Describe what a PERT chart is, what it shows and what its limitations are (draw illustrations).</text:p>
      <text:p text:style-name="P3">b.<text:tab/>Describe what a Gantt chart is, its similarities to a PERT chart and its differences (draw illustrations).</text:p>
      <text:p text:style-name="P3">c.<text:tab/>Discuss how scheduling is handled in an Agile project.</text:p>
      <text:p text:style-name="P2">22.<text:tab/>Explain the following with respect to effort estimation</text:p>
      <text:p text:style-name="P3">a.<text:tab/>Describe (in general: <text:s/>categorize) the techniques employed in a Plan and Document project.</text:p>
      <text:p text:style-name="P3">b.<text:tab/>Describe how the objectives of Plan and Document estimation differ from those of Agile estimation.</text:p>
      <text:p text:style-name="P3">c.<text:tab/>Describe how Planning Poker is used to estimate a user story.</text:p>
      <text:p text:style-name="P3">d.<text:tab/>How is Planning Poker similar to/different from the way tasks are estimated on AgileVentures?</text:p>
      <text:p text:style-name="P2">23.<text:tab/>Answer the following:</text:p>
      <text:p text:style-name="P3">a.<text:tab/>Define and describe the SMART guidelines for user stories.</text:p>
      <text:p text:style-name="P3">b.<text:tab/>Show and explain the proper format for a user story as developed by Connextra.</text:p>
      <text:p text:style-name="P3">c.<text:tab/>What is a storyboard and what is its relationship to a Lo-Fi User Interface sketch?</text:p>
      <text:p text:style-name="P3">d.<text:tab/>Explain what is meant by 'Code Smells'.</text:p>
      <text:p text:style-name="P3">e.<text:tab/>Describe and explain the SOFA guidelines for creating a well-written method.</text:p>
      <text:p text:style-name="P2">24.<text:tab/>Answer the following:</text:p>
      <text:p text:style-name="P3">a.<text:tab/>What is BDD and what is its purpose?</text:p>
      <text:p text:style-name="P3">b.<text:tab/>What tool do we use to transform user stories into acceptance and integration tests?</text:p>
      <text:p text:style-name="P3">c.<text:tab/>What tool do we use to simulate the user interacting with the browser to perform steps of a scenario?</text:p>
      <text:p text:style-name="P3">d.<text:tab/>Define and explain the difference between validation and verification</text:p>
      <text:p text:style-name="P3">e.<text:tab/>Explain what is meant by regression testing and its relationship to cycling.</text:p>
      <text:p text:style-name="P3">f.<text:tab/>Define and explain the use of stubs and drivers for testing in the context of Plan and Document testing methods.</text:p>
      <text:p text:style-name="P3">g.<text:tab/>Define and describe the following types of Plan and Document integration testing methods: <text:s/>Modified bottom-up, Modified Top-down, Modified Sandwich and Big Bang (Make sure you discuss it with respect to stubs and drivers).</text:p>
      <text:p text:style-name="P2">25.<text:tab/>Appendix B contains the contents of a Cucumber feature file for the RottenPotatoes application. <text:s/></text:p>
      <text:p text:style-name="P3">a.<text:tab/>Show the available regular expression steps from web_steps.rb that could be used to match the steps in the feature, and explain how they match the feature step (i.e., explain how the regular expression is constructed).</text:p>
      <text:p text:style-name="P3">b.<text:tab/>Show the additional regular expression steps in ruby that would have to be added, and explain how they would match.</text:p>
      <text:p text:style-name="P2">26.<text:tab/>Answer the following:</text:p>
      <text:p text:style-name="P3">a.<text:tab/>Define and explain the meaning of FIRST.</text:p>
      <text:p text:style-name="P3">b.<text:tab/>Describe and explain what is meant by TDD aka Red-Green-Refactor?</text:p>
      <text:p text:style-name="P3">c.<text:tab/>Define and describe RSpec and explain what it does.</text:p>
      <text:p text:style-name="P3">d.<text:tab/>Explain what code coverage means and discuss the various ways in which it can be measured.</text:p>
      <text:p text:style-name="P3">e.<text:tab/>Explain what is meant by the following Plan and Document testing methods: <text:s/>black box, white, grey box, mutation and fuzz.</text:p>
      <text:p text:style-name="P3">f.<text:tab/>Define exhaustive testing and explain how it can be implemented (or not).</text:p>
      <text:p text:style-name="P2">27.<text:tab/>Answer the following with respect to RSpec:</text:p>
      <text:p text:style-name="P3">a.<text:tab/>What is an expectation and how is it implemented?</text:p>
      <text:p text:style-name="P3">b.<text:tab/>What is a matcher? <text:s/>Give two examples of built in matchers.</text:p>
      <text:p text:style-name="P3">c.<text:tab/>Define and describe seam and explain how it is used.</text:p>
      <text:p text:style-name="P3">d.<text:tab/>Define and describe mock and explain how it is used.</text:p>
      <text:p text:style-name="P3">e.<text:tab/>Define and describe stub and explain how it is used.</text:p>
      <text:p text:style-name="P3">f.<text:tab/>Why is it so important to completely isolate the unit under test?</text:p>
      <text:p text:style-name="P3">g.<text:tab/>How do we insure that the unit under test is completely isolated?</text:p>
      <text:p text:style-name="P2">28.<text:tab/>Describe in detail the entire development of an application feature from User Story to working code according to the Agile Process Model (you can illustrate this as necessary).</text:p>
      <text:p text:style-name="P2">29.<text:tab/>Scrum, like Extreme Programming, is another 'flavor' of Agile. <text:s/></text:p>
      <text:p text:style-name="P3">a.<text:tab/>Describe the activity for which this methodology is named that is performed daily by Scrum team members</text:p>
      <text:p text:style-name="P3">b.<text:tab/>Define and describe a sprint. <text:s/>What does is correspond to in the Extreme Programming process model?</text:p>
      <text:p text:style-name="P3">c.<text:tab/>Define and describe Scrum master.</text:p>
      <text:p text:style-name="P3">d.<text:tab/>Define and describe Product Owner.</text:p>
      <text:p text:style-name="P3">e.<text:tab/>Define and describe a Two-Pizza team, and discuss the pros and cons of its suggested size.</text:p>
      <text:p text:style-name="P2">30.<text:tab/>Answer the following with respect to version control:</text:p>
      <text:p text:style-name="P3">a.<text:tab/>Define and describe the fork-and-pull management model.</text:p>
      <text:p text:style-name="P3">b.<text:tab/>Should this scheme be used for public repositories? <text:s/>for remote collaboration?</text:p>
      <text:p text:style-name="P3">c.<text:tab/>Define and describe a branch and explain what it is used for.</text:p>
      <text:p text:style-name="P3">d.<text:tab/>Define and describe a crisscross merge.</text:p>
      <text:p text:style-name="P3">e.<text:tab/>If you attempt a push and it fails with an error message, does this always mean that there is a merge conflict between your repo's version of some file and the origin repo's version of it?</text:p>
      <text:p text:style-name="P2">31.<text:tab/>Answer the following:</text:p>
      <text:p text:style-name="P3">a.<text:tab/>Define and describe the five R's of bug fixing.</text:p>
      <text:p text:style-name="P3">b.<text:tab/>Define and describe Intel's policy of 'constructive confrontation'.</text:p>
      <text:p text:style-name="P3">c.<text:tab/>Explain what is meant by 'disagree and commit'.</text:p>
      <text:p text:style-name="P3">d.<text:tab/>Describe the goals and characteristics of a design review.</text:p>
      <text:p text:style-name="P3">e.<text:tab/>Describe the goals and characteristics of a code review.</text:p>
      <text:p text:style-name="P3">f.<text:tab/>What is the purpose of collecting project metrics? <text:s/>Name at least two commonly gathered metrics.</text:p>
      <text:p text:style-name="P3">g.<text:tab/>Describe the goals and characteristics of a project post mortem and explain its importance.<text:line-break/><text:line-break/>ANS. #31: <text:s/></text:p>
      <text:p text:style-name="P3">Pivotal Tracker URL: <text:s/><text:a xlink:type="simple" xlink:href="https://www.pivotaltracker.com/n/projects/1339742/stories/94019524">https://www.pivotaltracker.com/n/projects/1339742/stories/94019524</text:a></text:p>
      <text:p text:style-name="P3">Owner Name: <text:s/>Apeksha Pawar</text:p>
      <text:p text:style-name="P3">Initial Answer:</text:p>
      <text:p text:style-name="P28"><text:line-break/>a. The five R’s of bug fxing are: <text:line-break/><text:tab/>1. Reporting a bug – any stakeholder may find and report a bug in the server-side or <text:tab/>client-side SaaS code.<text:line-break/><text:tab/>2. Reproducing the problem, or else Reclassifying it as “not a bug” or “won’t be fixed” –<text:tab/>A member of the development or QA team must then reproduce the bug, documenting <text:tab/>the environment and steps necessary to trigger it.<text:line-break/><text:tab/>3. create a Regression test that demonstrates the bug.<text:line-break/><text:tab/>4. Repairing the bug<text:line-break/><text:tab/>5. Releasing the repaired code<text:line-break/></text:p>
      <text:p text:style-name="P28">b. Intel’s policy of ‘constructive confrontation’ believes that conflicts are not necessarily bad as it is better to have a conflict then let the project crash and burn. If one team member has a strong opinion that the person is proposing the wrong thing technically, he is obligated to bring it up even with the managers. The Intel culture is to speak up even if you disagree with the highest ranked people in the room.<text:line-break/></text:p>
      <text:p text:style-name="P28">c. If the conflict continues, then the project manager of the Plan-and-Document process can make the final decision. Once the decision is made, the teams need to embrace it and move ahead. The resolution ‘disagree and commit’ means that even though the team members might not agree with the decision, they will commit to help.</text:p>
      <text:p text:style-name="P28"/>
      <text:p text:style-name="P28">d. The goal of the design review is improving the software quality by benefiting from the experience of the people attending the meeting. The idea behind a design review is that once you have an initial design and implementation plan, you are ready for feedback from developers beyond your team. A design review follows the waterfall model where each phase is completed in sequence before going on the next phase. A design review is a meeting where the authors of program present its design with the goal of improving software quality by benefiting from the experience of people attending the meeting.<text:line-break/></text:p>
      <text:p text:style-name="P28">e. The goal of code review is to find and fix mistakes overlooked in the initial development phase, improving the overall quality of software and the developers’ skills. Code reviews are done in various forms such as pair programming, informal walkthroughs and formal inspections. Code review also follows the waterfall model and is held once the design has been implemented. Code reviews encourage people outside your team to look at your comments as well as your code.<text:line-break/></text:p>
      <text:p text:style-name="P28">f. Project metrics can assess project quality and progress in place of inspections or reviews. The idea is to collect metrics across many projects in an organization over time, establish a baseline for new projects, and then see how the project is doing compared to baseline. Commonly gathered metrics include – 1. Code size, measured in thousands of lines of code (KLOC) or in function points. 2. Effort, measured in person months spent on project.</text:p>
      <text:p text:style-name="P28"><text:line-break/>g. A project post mortem is a process intended to inform project improvements by determining aspects that were successful or unsuccessful. Post mortems are usually conducted at the end of the project process but are also useful at the end of each stage of a multi-phased project. Team members and business owners are asked by a facilitator to share answers to the following questions -<text:line-break/><text:tab/>- What worked well for them?<text:line-break/><text:tab/>- What did not work well for them?<text:line-break/><text:line-break/>The facilitator might solicit quantitative data related to cost management or qualitative data such as perceived quality of the product. Conducting a project post mortem is important because the feedback gathered from it will be used to ensure continuous improvement and improve the management of future projects.<text:line-break/>Reference: <text:a xlink:type="simple" xlink:href="http://searchcio.techtarget.com/definition/project-post-mortem">http://searchcio.techtarget.com/definition/project-post-mortem</text:a></text:p>
      <text:p text:style-name="P5"/>
      <text:p text:style-name="P3">Collaborators: <text:s/>&lt;Collaborator names&gt;</text:p>
      <text:p text:style-name="P3">Collaborator URL: <text:s/>&lt;Hangout on Air URL&gt;</text:p>
      <text:p text:style-name="P3">Collaborator Comments:</text:p>
      <text:p text:style-name="P5">&lt;Comment, Name&gt;<text:line-break/>&lt;Comment, Name&gt; <text:s/>&lt;etc.&gt;</text:p>
      <text:p text:style-name="P3">Updated Answer:</text:p>
      <text:p text:style-name="P5">&lt;Updated Answer&gt;</text:p>
      <text:p text:style-name="P5">&lt;Additional References&gt;</text:p>
      <text:p text:style-name="P5"/>
      <text:p text:style-name="P3">Reviewer: <text:s/>&lt;Reviewer Names&gt;</text:p>
      <text:p text:style-name="P3">Review URL: <text:s/>&lt;Hangout on Air URL&gt;</text:p>
      <text:p text:style-name="P3">Reviewer Comments:</text:p>
      <text:p text:style-name="P5">&lt;Comment, Name&gt;</text:p>
      <text:p text:style-name="P5">&lt;Comment, Name&gt; <text:s/>&lt;etc.&gt;</text:p>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line-break/></text:p>
      <text:p text:style-name="P2">32.<text:tab/>Some Plan and Document process models employ Formal Methods. <text:s/>The Cleanroom process model, described in Appendix C is one of these.</text:p>
      <text:p text:style-name="P3">a.<text:tab/>What would be the advantages or disadvantages of replacing unit testing with inspection and formal verification (is it practical? <text:s/>would it be sufficiently accurate?)</text:p>
      <text:p text:style-name="P3">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3">c.<text:tab/>Although Cleanroom may seem to be the antithesis of Agile, are there any similarities between its practices and any Agile practices (Are there any 'best practices' they hold in common)?</text:p>
      <text:p text:style-name="P2">33.<text:tab/>Appendix D consists of a blend of the pseudocode and actual ruby code for a method.</text:p>
      <text:p text:style-name="P3">a.<text:tab/>Draw and label a flow graph for the given method.</text:p>
      <text:p text:style-name="P3">b.<text:tab/>Determine the following with respect to the flow graph: <text:s/>number of regions, number of predicates, number of nodes and number of edges.</text:p>
      <text:p text:style-name="P3">c.<text:tab/>Compute the Cyclomatic Complexity for the given method and show how it is derived by three separate methods.</text:p>
      <text:p text:style-name="P3">d.<text:tab/>Derive and list the basis paths set for the given method.</text:p>
      <text:p text:style-name="P3">e.<text:tab/>Explain how this information can be used when designing unit tests for the given method.</text:p>
      <text:p text:style-name="P2">34.<text:tab/>Answer the following:</text:p>
      <text:p text:style-name="P3">a.<text:tab/>Define and describe a partial, and explain how to use it.</text:p>
      <text:p text:style-name="P3">b.<text:tab/>Define and describe advice and provide an example of it.</text:p>
      <text:p text:style-name="P3">c.<text:tab/>Can advice change the flow of execution in a Rails application? <text:s/>Give examples.</text:p>
      <text:p text:style-name="P3">d.<text:tab/>Define and describe a join point.</text:p>
      <text:p text:style-name="P3">e.<text:tab/>Define and describe pointcut, and explain how it is related to join points.</text:p>
      <text:p text:style-name="P3">f.<text:tab/>Define and describe AOP and explain what makes up an aspect.</text:p>
      <text:p text:style-name="P3">g.<text:tab/>What are the advantages and disadvantages of using AOP?</text:p>
      <text:p text:style-name="P2">35.<text:tab/>Answer the following:</text:p>
      <text:p text:style-name="P3">a.<text:tab/>Explain the difference between authentication and authorization.</text:p>
      <text:p text:style-name="P3">b.<text:tab/>What is the relationship between third-part authentication and single sign-on?</text:p>
      <text:p text:style-name="P3">c.<text:tab/>Give an example of an authorization provider.</text:p>
      <text:p text:style-name="P3">d.<text:tab/>What would you use to cleanly indicate that a user has been authenticated in a Rails app?</text:p>
      <text:p text:style-name="P3">e.<text:tab/>How can you identify model attributes that should be excluded from mass assignment?</text:p>
      <text:p text:style-name="P3">f.<text:tab/>What is an association, and what kinds of associations are possible among application entities?</text:p>
      <text:p text:style-name="P3">g.<text:tab/>Identify and describe the mechanism provided by relational databases to model associations.</text:p>
      <text:p text:style-name="P2">36.<text:tab/>Answer the following:</text:p>
      <text:p text:style-name="P3">a.<text:tab/>What is the type of association in Rails that handles indirect relationships?</text:p>
      <text:p text:style-name="P3">b.<text:tab/>Given:</text:p>
      <text:p text:style-name="P29">Class Moviegoer</text:p>
      <text:p text:style-name="P29"><text:s text:c="2"/>has_many:reviews</text:p>
      <text:p text:style-name="P5">How can we establish an association that can give us the movies that a moviegoer has reviewed?</text:p>
      <text:p text:style-name="P3">c.<text:tab/>What is the RESTful way to create routes for associations?</text:p>
      <text:p text:style-name="P3">d.<text:tab/>Show the RESTful way to create a route for movies and its associated item reviews.</text:p>
      <text:p text:style-name="P3">e.<text:tab/>What should be a concern if a movie is then deleted?</text:p>
      <text:p text:style-name="P3">f.<text:tab/>What is a named scope, and how is it used?</text:p>
      <text:p text:style-name="P3">g.<text:tab/>Does using a named scope incur performance penalties? <text:s/>Why or why not?</text:p>
      <text:p text:style-name="P2">37.<text:tab/>Answer the following:</text:p>
      <text:p text:style-name="P3">a.<text:tab/>Define and describe the DOM.</text:p>
      <text:p text:style-name="P3">b.<text:tab/>When user interaction generates a browser event, what can JavaScript code do with respect to the DOM?</text:p>
      <text:p text:style-name="P3">c.<text:tab/>Define and describe AJAX.</text:p>
      <text:p text:style-name="P3">d.<text:tab/>What tool do we use to test JavaScript and AJAX?</text:p>
      <text:p text:style-name="P3">e.<text:tab/>What is the advantage of using AJAX to make HTTP requests to a Web server?</text:p>
      <text:p text:style-name="P3">f.<text:tab/>Define and describe 'graceful degradation'.</text:p>
      <text:p text:style-name="P2">38.<text:tab/>Answer the following:</text:p>
      <text:p text:style-name="P3">a.<text:tab/>Describe and discuss four language features that JavaScript shares with Ruby.</text:p>
      <text:p text:style-name="P3">b.<text:tab/>Does JavaScript have classes? <text:s/>Explain.</text:p>
      <text:p text:style-name="P3">c.<text:tab/>How should JavaScript code be related to HTML page markup?</text:p>
      <text:p text:style-name="P3">d.<text:tab/>Define and describe JSAPI.</text:p>
      <text:p text:style-name="P3">e.<text:tab/>Define and describe jQuery, and explain how it is used.</text:p>
      <text:p text:style-name="P2">39.<text:tab/>Answer the following:</text:p>
      <text:p text:style-name="P3">a.<text:tab/>Explain in detail the meaning and reasoning behind the following slogans:</text:p>
      <text:p text:style-name="P5">•<text:tab/>Prefer Composition and Delegation over Inheritance.</text:p>
      <text:p text:style-name="P5">•<text:tab/>Program to an Interface, not to an Implementation.</text:p>
      <text:p text:style-name="P3">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5">•<text:tab/>Define and describe each of these design patterns (Observer, Composite, and Strategy).</text:p>
      <text:p text:style-name="P5">•<text:tab/>Explain where (i.e., what tier?) and how MVC is implemented in Ruby on Rails applications.</text:p>
      <text:p text:style-name="P3">c.<text:tab/>Define and describe one creational pattern, one structural pattern (other than Composite), and provide examples of each</text:p>
      <text:p text:style-name="P2">40.<text:tab/>Answer the following with respect to Design Patterns:</text:p>
      <text:p text:style-name="P3">a.<text:tab/>Define and describe each of the SOLID principles (as modified for Ruby on Rails applications) in detail. <text:s text:c="2"/></text:p>
      <text:p text:style-name="P3">b.<text:tab/>For each of the above principles, describe symptoms of its violation and discuss refactoring actions that should be taken to remedy such problems.</text:p>
      <text:list text:style-name="L1">
        <text:list-item>
          <text:p text:style-name="P30">Define and describe four general problems that can thwart productivity when SOLID principles are ignored.</text:p>
        </text:list-item>
        <text:list-item>
          <text:p text:style-name="P30"/>
        </text:list-item>
        <text:list-item>
          <text:p text:style-name="P30">ANS #40: <text:s/><text:line-break/></text:p>
        </text:list-item>
      </text:list>
      <text:p text:style-name="P2">Pivotal Tracker URL: <text:s/><text:a xlink:type="simple" xlink:href="https://www.pivotaltracker.com/n/projects/1339742/stories/94018824">https://www.pivotaltracker.com/n/projects/1339742/stories/94018824</text:a></text:p>
      <text:p text:style-name="P2">Owner Name: <text:s/>Apeksha Pawar</text:p>
      <text:p text:style-name="P2">Initial Answer:</text:p>
      <text:p text:style-name="P28">a. SOLID principles are a set of 5 design principles that a clean code should follow. The motivation behind it is to minimize the cost of change. <text:s/>These 5 principles are –</text:p>
      <text:p text:style-name="P31">1. Single Responsibility principle – It says that a class should have one and only one <text:tab/>reason to change. 2. Each responsibility is a possible axis of change and a change to one <text:tab/>axis should not affect others.</text:p>
      <text:p text:style-name="P31">2. Open/Closed principle – It states that classes should be Open for extension, but closed <text:tab/>for source allocation.</text:p>
      <text:p text:style-name="P31">3. Liskov substitution principle – it states that if a method works on an instance of type T, <text:tab/>it should also work on any subtype of T which implies that substituting <text:s/>a subclass for a <text:tab/>class should preserve correct program behavior.</text:p>
      <text:p text:style-name="P31">4. Injection of dependencies – Collaborating classes whose implementation may vary at <text:tab/>runtime should depend on an intermediate “injected” dependency.<text:line-break/><text:tab/>Demeter principle – Speak only to your friends and treat friends of friends as strangers.<text:line-break/></text:p>
      <text:p text:style-name="P28">b. Principle: Single Responsibility Principle<text:line-break/><text:tab/>Symptom of Violation: Large class with poor Lack of Cohesion of Methods score and <text:tab/>data clumps.<text:line-break/><text:tab/>Refactoring Action: Extract the class and move the methods<text:line-break/><text:line-break/>Principle: Open/Closed Principle<text:line-break/><text:tab/>Symptom of Violation: Conditional complexity, case based dispatcher<text:line-break/><text:tab/>Refactoring Action: Use Strategy or Template method possibly combined with Abstract <text:tab/>factory pattern, use decorator to avoid explosion of subclasses.<text:line-break/><text:line-break/>Principle: Liskov Substitution Principle<text:line-break/><text:tab/>Symptom of Violation: Refused bequest: subclass destructively overrides an inherited <text:tab/>method.<text:line-break/><text:tab/>Refactoring Action: Replace inheritance with delegation<text:line-break/><text:line-break/>Principle: Injection of Dependencies<text:line-break/><text:tab/>Symptom of Violation: Unit tests that require ad hoc stubbing to create seams; <text:tab/>constructors that hardwire a call to another class’s constructor, rather than allowing <text:tab/>runtime determination of which other class to use<text:line-break/><text:tab/>Refactoring Action: Inject a dependency on a shared interface to isolate the classes; use <text:tab/>Adapter Façade, or proxy patterns as needed to make the interface uniform across <text:tab/>variants.<text:line-break/><text:line-break/>Principle: Demeter Principle<text:line-break/><text:tab/>Symptom of Violation: Inappropriate intimacy; feature envy, mock train wrecks<text:line-break/><text:tab/>Refactoring Action: Delegate behaviors and call the delegate method instead.</text:p>
      <text:p text:style-name="P28"/>
      <text:p text:style-name="P28">c. The four problems that can thwart productivity is SOLID principles are ignored are -<text:line-break/><text:tab/>1. Viscosity – it’s easier to fix a problem using a quick hack, even though you know <text:tab/>that’s not the right thing to do.<text:line-break/><text:tab/>2. Immobility – it’s hard to be DRY and because the functionality you want to reuse is <text:tab/>wired into the app in a way that makes extraction difficult.<text:line-break/><text:tab/>3. Needless repetition - <text:tab/>possibly as a consequence of immobility, the app has <text:tab/>similar functionality duplicated in multiple places. As a result, a change in one part of the <text:tab/>app often ripples to many other parts of the app, so that a small change in functionality <text:tab/>requires a lot of little changes to code and tests, a process known as shotgun surgery.<text:line-break/><text:tab/>4. Needless complexity – the app’s design reflects generality that was inserted before it <text:tab/>was needed.</text:p>
      <text:p text:style-name="P5"/>
      <text:p text:style-name="P5"/>
      <text:p text:style-name="P3">Collaborators: <text:s/>&lt;Collaborator names&gt;</text:p>
      <text:p text:style-name="P3">Collaborator URL: <text:s/>&lt;Hangout on Air URL&gt;</text:p>
      <text:p text:style-name="P3">Collaborator Comments:</text:p>
      <text:p text:style-name="P5">&lt;Comment, Name&gt;<text:line-break/>&lt;Comment, Name&gt; <text:s/>&lt;etc.&gt;</text:p>
      <text:p text:style-name="P3">Updated Answer:</text:p>
      <text:p text:style-name="P5">&lt;Updated Answer&gt;</text:p>
      <text:p text:style-name="P5">&lt;Additional References&gt;</text:p>
      <text:p text:style-name="P5"/>
      <text:p text:style-name="P3">Reviewer: <text:s/>&lt;Reviewer Names&gt;</text:p>
      <text:p text:style-name="P3">Review URL: <text:s/>&lt;Hangout on Air URL&gt;</text:p>
      <text:p text:style-name="P3">Reviewer Comments:</text:p>
      <text:p text:style-name="P5">&lt;Comment, Name&gt;</text:p>
      <text:p text:style-name="P5">&lt;Comment, Name&gt; <text:s/>&lt;etc.&gt;</text:p>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3"/>
      <text:p text:style-name="P3"/>
      <text:p text:style-name="P2">41.<text:tab/>Answer the following:</text:p>
      <text:p text:style-name="P3">a.<text:tab/>Define responsiveness and discuss its components.</text:p>
      <text:p text:style-name="P3">b.<text:tab/>Discuss two measurements of latency and describe what they show.</text:p>
      <text:p text:style-name="P3">c.<text:tab/>Define and describe PaaS, and explain what can be done to circumvent or delay its abandonment.</text:p>
      <text:p text:style-name="P3">d.<text:tab/>Define and describe the three principles that should be followed to keep SaaS apps secure.</text:p>
      <text:p text:style-name="P3">e.<text:tab/>Explain SQL injection and how to defend against it.</text:p>
      <text:p text:style-name="P2">42.<text:tab/>Answer the following:</text:p>
      <text:p text:style-name="P3">a.<text:tab/>Explain in detailed steps how partial migrations and feature flags can be used to perform a complex update of an app's code and schema.</text:p>
      <text:p text:style-name="P3">b.<text:tab/>Define caching, explain how it can take place at multiple levels, and discuss how it can help SaaS performance.</text:p>
      <text:p text:style-name="P3">c.<text:tab/>Describe two sources of abusive queries and how to avoid them.</text:p>
      <text:p text:style-name="P3">d.<text:tab/>Define and describe software rejuvenation and discuss a major problem it alleviates.</text:p>
      <text:p text:style-name="P2"/>
      <text:p text:style-name="P6"><text:span text:style-name="T3">ANS. &lt;Question 42&gt;:</text:span></text:p>
      <text:p text:style-name="P7"><text:span text:style-name="T4">Pivotal Tracker URL: </text:span><text:a xlink:type="simple" xlink:href="https://www.pivotaltracker.com/story/show/94018396"><text:span text:style-name="T3">https://www.pivotaltracker.com/story/show/94018396</text:span></text:a></text:p>
      <text:p text:style-name="P32"><text:span text:style-name="T3">Owner Name: Chris Maltzan</text:span></text:p>
      <text:p text:style-name="P32"><text:span text:style-name="T3">Initial Answer:</text:span></text:p>
      <text:p text:style-name="P33"/>
      <text:p text:style-name="P32"><text:span text:style-name="T5">PART A</text:span></text:p>
      <text:p text:style-name="P33"/>
      <text:p text:style-name="P6"><text:span text:style-name="T3">Imagine a developer needs to change the database schema in order to deliver a new feature. One difficult problem is that if the app is already being consumed by users, then the users' experience may be negatively impacted through either bugs or server down-time when the database migration is performed.<text:line-break/><text:line-break/>The first, and simplest way to solve this problem is to take the app offline, quickly perform the migration, and then put the app back online (hopefully before the users notice and switch to using a competing application). This is called performing the migration atomically (p. 402, Fox &amp; Paterson, 2012).<text:line-break/><text:line-break/>A better solution is to perform the migration while the app is running, which will prevent any system downtime and can be done without users having any idea of the technical database modifications being made. The Rollout gem can help with this process by assisting in the implementation of feature flags (Garvey, 2014). A feature flag is a "configuration variable whose value can be changed while the app is running to control which code paths in the app are executed" (p. 404, Fox &amp; Paterson, 2012). We can use feature flags as an indicator to designate whether or not a feature is currently active. The partial migration process involves six distinct steps as described by Fox and Paterson (2012):<text:line-break/><text:line-break/>1) Our software is currently at version N. First we perform an initial migration to add new columns and tables. All of the code will still run perfectly as it did in the past and the code does not need to be modified at all. We are simply preparing the database to support code we will write in the future. One important column to add is the flag for whether or not a record has been migrated to the new schema.<text:line-break/><text:line-break/>2) Now we can create version N+1 of our software. It will have code paths such that both the old and the new schema are able to be executed properly. The path that is actually executed is determined by the feature flag. The feature flag can be changed at any point in time (in real time, as the app runs).<text:line-break/><text:line-break/>3) We can now deploy our code (Version N+1) to any appropriate servers (including github and production)<text:line-break/><text:line-break/>4) Now that the app is deployed, we will set the feature flag to true. When each record gets modified, it will be migrated to the new schema. The user should have no idea that this is happening, it just occurs silently in the background. During this stage, if something unexpected goes wrong, it is perfectly acceptable to set the feature flag back to false, add more tests to handle the bug, and then redeploy again. Setting the feature flag to false will essentially revert our behaviour back to that of version N.<text:line-break/><text:line-break/>5) Once all records are successfully migrated, we can remove the feature flag and the old code path that was active in version N. We can then deploy our code in version N+2.<text:line-break/><text:line-break/>6) We can now perform one final migration to remove any old (and now unused) columns and tables from the database. If everything was done properly, this should have no effect on our application's behaviour at all.</text:span></text:p>
      <text:p text:style-name="P6"><text:span text:style-name="T5">PART B</text:span></text:p>
      <text:p text:style-name="P6"><text:span text:style-name="T3">Caching is simply using storage space to temporarily store data. This can happen at multiple levels in a rails app. The goal of these multiple levels is to satisfy the user's HTTP request as fast as possible. We aim to do this by resolving the request as “near” to the user as we can. In this case, we determine distance to be the number of the tiers of the application that the request must pass through (and consequently, the amount of work that must be performed to get to each tier). For example, it is must faster to resolve a request in the client tier by simply loading a fully cached web page than it is to have to run controller code and make actual data base queries and run any logic necessary to satisfy the HTTP request. While it is still necessary to be served the cached page, caching improves performance by circumventing the work needed to generate the page from scratch.</text:span></text:p>
      <text:p text:style-name="P6"><text:span text:style-name="T3">Below I will describe how caching can take place in the various tiers of a rails web app. Fox and Armando (2012) explained this chronologically in their text book, starting with the user's browser in the client tier and ending with the database in the persistence tier:</text:span></text:p>
      <text:p text:style-name="P6"><text:span text:style-name="T3">- Client Tier: Web pages can be cached in the user's browser. Assuming the web page has not been modified since it was cached, the entire page can simply be reloaded from the browser cache.</text:span></text:p>
      <text:p text:style-name="P6"><text:span text:style-name="T3">- Presentation Tier: The web server can perform page caching in instances when the user's browser does not have the page cached the page is able to be delivered (no authentication is required to view the page). This will bypass the rails stack entirely and therefore can prevent a lot of work from being performed to generate the web page. When page caching can be performed, the web server can simply serve the entire page directly from the cache.</text:span></text:p>
      <text:p text:style-name="P6"><text:span text:style-name="T3">- Logic Tier: Page caching in the presentation tier can not be performed for pages that require authentication. However, the action cache can handle such HTTP requests from the user. The controller can perform action caching allowing the appropriate controller to handle the authentication (or any other restrictions) and then serve the cached page. Unfortunately, it is not always possible to exclusively serve entirely cached pages. Since most web pages are built of various components (not all of which can be cached together), it is possible to turn to fragment caching instead. Fragment caching works in the model and view of the rails application. Fragment caching marks the first point of caching in which a full page is not stored. Only part of a page is cached and served to the user.</text:span></text:p>
      <text:p text:style-name="P6"><text:span text:style-name="T3">- Persistance Tier: The furthest possible caching (from the user's perspective) that can take place is query caching in the persistence layer. This is can allow us to store the results from database queries, thereby saving the effort of making the query again (again, assuming of course that the results of the query have not changed since they were cached.</text:span></text:p>
      <text:p text:style-name="P6"><text:span text:style-name="T3"><text:line-break/></text:span><text:span text:style-name="T5">PART C</text:span><text:span text:style-name="T3"><text:line-break/><text:line-break/>1. We can avoid the “N+1 queries” problem. This problem comes about when you are traversing an association and you perform N+1 queries rather than just a single query (Phabricator, 2015).</text:span></text:p>
      <text:p text:style-name="P6"><text:span text:style-name="T3">To illustrate what the N+1 queries problem is, I will give an example of code that can cause it. If a developer wanted to select all the male Users of his application, and then perform an action on each of the male Users' Pets (capital P for the model name), the code might look like this:</text:span></text:p>
      <text:p text:style-name="P6"><text:span text:style-name="T7">@male_users = Users.where(“gender = ?”, gen)</text:span></text:p>
      <text:p text:style-name="P6"><text:span text:style-name="T7">@male_users.pets.each do |u|</text:span></text:p>
      <text:p text:style-name="P9"/>
      <text:p text:style-name="P6"><text:span text:style-name="T3">The resulting data base queries would looks something like this:</text:span></text:p>
      <text:p text:style-name="P6"><text:span text:style-name="T7">SELECT * FROM user WHERE gender='male'</text:span></text:p>
      <text:p text:style-name="P6"><text:span text:style-name="T7">SELECT * FROM pet WHERE userID='1'</text:span></text:p>
      <text:p text:style-name="P6"><text:span text:style-name="T7">SELECT * FROM pet WHERE userID='2'</text:span></text:p>
      <text:p text:style-name="P6"><text:span text:style-name="T7">...</text:span></text:p>
      <text:p text:style-name="P6"><text:span text:style-name="T7">SELECT * FROM pet WHERE userID='N'</text:span></text:p>
      <text:p text:style-name="P6"><text:span text:style-name="T3">As you can see, the result is that we will be left with N+1 queries. Lecture 19 of the UC Berkley course at 35 minutes in explains a possible solution, however, to this problem. If we replace the first query with the impoved query below, we can save N queries to the database. Armando Fox makes the point in his lecture that although the includes function will create more work for the database, it is far faster to have all of that work be performed in one single query than it is for the database to suffer through an extra N round trips to the database later on.</text:span></text:p>
      <text:p text:style-name="P6"><text:span text:style-name="T7">@male_users = Users.where(“gender = ?”, gen).includes(:gender)</text:span></text:p>
      <text:p text:style-name="P6"><text:span text:style-name="T3">2. Another source of abusive queries can come from table scans. We can avoid full table scans (which are linear) by using indices judiciously. Lecture 19 of the UC Berkley course at 43 minutes in discussed how we can use indices in order to decrease the load on the database from unnecessarily burdensome queries. Given the following line of code:</text:span></text:p>
      <text:p text:style-name="P6"><text:span text:style-name="T7">User.where(“name = 'Chris'”)</text:span></text:p>
      <text:p text:style-name="P6"><text:span text:style-name="T3">There are two possible ways this query could be performed. If the name column is indexed, then the query can be performed instantly, just like using a hash table with unique hashes. However, if it is not indexed, then we must resort to a linear table scan in order to search for the User whose name is “Chris.” So in summary, we should follow the steps we performed in the performance homework to add an index to columns that are needed in where clauses in order to reduce the load on our data base. This can be done simply by creating a migration to add a name index column to our User table.</text:span></text:p>
      <text:p text:style-name="P6"><text:span text:style-name="T5">PART D</text:span></text:p>
      <text:p text:style-name="P6"><text:span text:style-name="T3">Software rejuvenation is a method for alleviating the symptoms of a resource leak. If one was to restart the processes of a web server once they have aged for X amount of time, the resources of the process would be released (freeing the leaked or lost resources). This is sometimes known as a “rolling reboot” (p. 406, Fox &amp; Paterson, 2012). The restarting of processes can be done one process at a time quietly in the background without users ever noticing that it is happening.</text:span></text:p>
      <text:p text:style-name="P6"><text:span text:style-name="T3">If one was to notice that after a server has been running for a long period of time it begins to malfunction and runs out of memory, then it is likely that a resource leak is at fault. While a rolling reboot may alleviate the problem temporarily, it is often better to find the source of the leak and fix the actual problem. However, if the leak was not caused by your code but instead something your software depends upon, such as the web server or third party tools, a rolling reboot may be the best option until the third party is able to resolve the issue.</text:span></text:p>
      <text:p text:style-name="P34"><text:span text:style-name="T3">Fox, A., Patterson, D. (2014) </text:span><text:span text:style-name="T7">Engineering Software as a Service an Agile Approach Using Cloud Computing</text:span><text:span text:style-name="T3">, San Francisco CA: Strawberry Canyon LLC.</text:span></text:p>
      <text:p text:style-name="P7"><text:span text:style-name="T25">Fox, A., Patterson, D. (2012) </text:span><text:span text:style-name="T26">CS 169 - Software Engineering,</text:span><text:span text:style-name="T25">Available at:</text:span><text:a xlink:type="simple" xlink:href="http://www.infocobuild.com/education/audio-video-courses/computer-science/CS169-Fall2012-Berkeley/lecture-19.html"><text:span text:style-name="T3">http://www.infocobuild.com/education/audio-video-courses/computer-science/CS169-Fall2012-Berkeley/lecture-19.html</text:span></text:a><text:span text:style-name="T27"> </text:span><text:span text:style-name="T25">(Accessed: 5/10/2015).</text:span></text:p>
      <text:p text:style-name="P34"><text:span text:style-name="T3">Garvey, L. (2014) </text:span><text:span text:style-name="T7">Feature Flags on Rails, </text:span><text:span text:style-name="T3">Available at:</text:span><text:a xlink:type="simple" xlink:href="https://www.reinteractive.net/posts/221-feature-flags-on-rails"><text:span text:style-name="T28">https://www.reinteractive.net/posts/221-feature-flags-on-rails</text:span></text:a><text:span text:style-name="T29"> </text:span><text:span text:style-name="T3">(Accessed: 5/10/2015).</text:span></text:p>
      <text:p text:style-name="P34"><text:span text:style-name="T3">Phabricator (2015) </text:span><text:span text:style-name="T7">Performance: N+1 Query Problem, </text:span><text:span text:style-name="T3">Available at:</text:span><text:a xlink:type="simple" xlink:href="https://secure.phabricator.com/book/phabcontrib/article/n_plus_one/"><text:span text:style-name="T28">https://secure.phabricator.com/book/phabcontrib/article/n_plus_one/</text:span></text:a><text:span text:style-name="T29"> </text:span><text:span text:style-name="T3">(Accessed: 5/10/2015).</text:span></text:p>
      <text:p text:style-name="P34"><text:span text:style-name="T3">Rails Guides (2014) </text:span><text:span text:style-name="T7">Caching with Rails: An overview, </text:span><text:span text:style-name="T3">Available at:</text:span><text:a xlink:type="simple" xlink:href="http://guides.rubyonrails.org/caching_with_rails.html"><text:span text:style-name="T28">http://guides.rubyonrails.org/caching_with_rails.html</text:span></text:a><text:span text:style-name="T3">(Accessed: 5/10/2015).</text:span></text:p>
      <text:p text:style-name="P2"><text:span text:style-name="T1"/></text:p>
      <text:p text:style-name="P2"><text:span text:style-name="T1">LAST QUESTION</text:span></text:p>
      <text:p text:style-name="P2">Lessons Learned (Everyone Answers!):</text:p>
      <text:p text:style-name="P2">•<text:tab/>Most organizations carry out a postmortem analysis of a project after delivery and acceptance. <text:s text:c="2"/></text:p>
      <text:p text:style-name="P2">•<text:tab/>In it, they assess all aspects of the project (including products, process and resources) with the intent of identifying both what well in the project and what areas should be improved upon in future projects. <text:s text:c="2"/></text:p>
      <text:p text:style-name="P2">•<text:tab/>Before a formal postmortem, each team member does a self-assessment, called a Lessons Learned document. <text:s/></text:p>
      <text:p text:style-name="P2">•<text:tab/>Write your own section of our Lessons Learned document for the class by summarizing:</text:p>
      <text:p text:style-name="P3">a.<text:tab/>What were the most important (to you, personally) concepts, principles, skills, tools, etc. that you learned/mastered throughout the semester.</text:p>
      <text:p text:style-name="P3">b.<text:tab/>Note any concepts, principles, skills, tools, etc. that you would have liked to learn, but that we didn't cover.</text:p>
      <text:p text:style-name="P3">c.<text:tab/>List everything that you feel you did especially well this semester (master specific tools, languages, skills, etc., contribute to the project in a specific way, etc., learn and implement specific things quickly, etc.).</text:p>
      <text:p text:style-name="P3">d.<text:tab/>List anything that that you feel that you didn't do as well, or that didn't go as well as you hoped (getting a list of these items will help me to improve the class schedule in future semesters).</text:p>
      <text:p text:style-name="P3">e.<text:tab/>THANK YOU!</text:p>
      <text:p text:style-name="P2"/>
      <text:p text:style-name="P4"> </text:p>
      <text:p text:style-name="P2"/>
      <text:p text:style-name="P2"><text:span text:style-name="T1">Extra Credit </text:span>(+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E for an explanation and example. <text:s/>The following is a Trade Study problem:</text:p>
      <text:p text:style-name="P2">Our customer wants an inventory system for her furniture warehouse and sales division</text:p>
      <text:p text:style-name="P2"/>
      <text:p text:style-name="P2">SLOC has been estimated at 1200, and our team's productivity rate is 100 lines per labor month per person, and development people cost $1000 per labor month. Other non-coding tasks have been estimated at 3 labor months.</text:p>
      <text:p text:style-name="P2"/>
      <text:p text:style-name="P2">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2"/>
      <text:p text:style-name="P2">Do a Trade Study comparing in-house development with purchase of the software.</text:p>
      <text:p text:style-name="P2"/>
      <text:p text:style-name="P2">(Hint: <text:s/>make sure that you tally the code estimates and then derive and include any additional costs items given in labor months)</text:p>
      <text:p text:style-name="P2"/>
      <text:p text:style-name="P2">Trade Study Name: <text:s/>Choose Commercial-Off-the-Shelf Software or Develop In-House</text:p>
      <text:p text:style-name="P2">Problem Statement: <text:s/>Select best value based on cost and built-in sales support capability</text:p>
      <text:p text:style-name="P2">Candidates <text:tab/>Half-Baked<text:tab/>HiPricedSpread<text:tab/>In-House</text:p>
      <text:p text:style-name="P2">Criterion<text:tab/>Wgt<text:tab/>Model<text:tab/>Value<text:tab/>Score<text:tab/>Wgt*Score<text:tab/>Value<text:tab/>Score<text:tab/>Wgt*Score<text:tab/>Value<text:tab/>Score<text:tab/>Wgt*Score</text:p>
      <text:p text:style-name="P2">Cost<text:tab/>1<text:tab/>Less is More<text:tab/>$<text:tab/><text:tab/><text:tab/>$<text:tab/><text:tab/><text:tab/>$<text:tab/><text:tab/></text:p>
      <text:p text:style-name="P2">Sales Support<text:tab/>2<text:tab/>0/1<text:tab/><text:tab/><text:tab/><text:tab/><text:tab/><text:tab/><text:tab/><text:tab/><text:tab/></text:p>
      <text:p text:style-name="P2">Rating<text:tab/><text:tab/><text:tab/><text:tab/><text:tab/><text:tab/><text:tab/><text:tab/><text:tab/><text:tab/><text:tab/></text:p>
      <text:p text:style-name="P2"/>
      <text:p text:style-name="P2">What is your decision? <text:s/>_____________________</text:p>
      <text:p text:style-name="P4"> </text:p>
      <text:p text:style-name="P2"/>
      <text:p text:style-name="P2"><text:span text:style-name="T1"><text:line-break/></text:span></text:p>
      <text:p text:style-name="P2"><text:span text:style-name="T1">Appendix A</text:span></text:p>
      <text:p text:style-name="P2">ACM/IEEE SE Code of Ethics and Professional Practice</text:p>
      <text:p text:style-name="P2"/>
      <text:p text:style-name="P2">•<text:tab/>Software engineers shall act consistently with the public interest</text:p>
      <text:p text:style-name="P2">•<text:tab/>Software engineers shall act in a manner that is in the best interests of their client and employer, consistent with the public interest</text:p>
      <text:p text:style-name="P2">•<text:tab/>Software engineers shall ensure that their products and related modifications meet the highest professional standards possible</text:p>
      <text:p text:style-name="P2">•<text:tab/>Software engineers shall maintain integrity and independence in their professional judgment</text:p>
      <text:p text:style-name="P2">•<text:tab/>Software engineering managers and leaders shall subscribe to and promote an ethical approach to the management of software development maintenance</text:p>
      <text:p text:style-name="P2">•<text:tab/>Software engineers shall advance the integrity and reputation of the profession, consistent with the public interest</text:p>
      <text:p text:style-name="P2">•<text:tab/>Software engineers shall be fair to and supportive of their colleagues</text:p>
      <text:p text:style-name="P2">•<text:tab/>Software engineers shall participate in lifelong learning regarding the practice of their profession and shall promote an ethical approach to the practice of the profession</text:p>
      <text:p text:style-name="P2"/>
      <text:p text:style-name="P2"/>
      <text:p text:style-name="P2">Appendix B</text:p>
      <text:p text:style-name="P2"/>
      <text:p text:style-name="P2">Background: movies have been added to database</text:p>
      <text:p text:style-name="P2"><text:s text:c="2"/></text:p>
      <text:p text:style-name="P2"><text:s text:c="2"/>Given the following movies exist:</text:p>
      <text:p text:style-name="P2"><text:s text:c="2"/>| title <text:s text:c="18"/>| rating | release_date |</text:p>
      <text:p text:style-name="P2"><text:s text:c="2"/>| Aladdin <text:s text:c="16"/>| G <text:s text:c="5"/>| 25-Nov-1992 <text:s/>|</text:p>
      <text:p text:style-name="P2"><text:s text:c="2"/>| The Terminator <text:s text:c="9"/>| R <text:s text:c="5"/>| 26-Oct-1984 <text:s/>|</text:p>
      <text:p text:style-name="P2"><text:s text:c="2"/>| When Harry Met Sally <text:s text:c="3"/>| R <text:s text:c="5"/>| 21-Jul-1989 <text:s/>|</text:p>
      <text:p text:style-name="P2"><text:s text:c="2"/>| The Help <text:s text:c="15"/>| PG-13 <text:s/>| 10-Aug-2011 <text:s/>|</text:p>
      <text:p text:style-name="P2"><text:s text:c="2"/>| Chocolat <text:s text:c="15"/>| PG-13 <text:s/>| 5-Jan-2001 <text:s text:c="2"/>|</text:p>
      <text:p text:style-name="P2"><text:s text:c="2"/>| Amelie <text:s text:c="17"/>| R <text:s text:c="5"/>| 25-Apr-2001 <text:s/>|</text:p>
      <text:p text:style-name="P2"><text:s text:c="2"/>| 2001: A Space Odyssey <text:s text:c="2"/>| G <text:s text:c="5"/>| 6-Apr-1968 <text:s text:c="2"/>|</text:p>
      <text:p text:style-name="P2"><text:s text:c="2"/>| The Incredibles <text:s text:c="8"/>| PG <text:s text:c="4"/>| 5-Nov-2004 <text:s text:c="2"/>|</text:p>
      <text:p text:style-name="P2"><text:s text:c="2"/>| Raiders of the Lost Ark | PG <text:s text:c="4"/>| 12-Jun-1981 <text:s/>|</text:p>
      <text:p text:style-name="P2"><text:s text:c="2"/>| Chicken Run <text:s text:c="12"/>| G <text:s text:c="5"/>| 21-Jun-2000 <text:s/>|</text:p>
      <text:p text:style-name="P2"/>
      <text:p text:style-name="P2"><text:s text:c="2"/>And I am on the RottenPotatoes home page</text:p>
      <text:p text:style-name="P2"><text:s text:c="2"/>And I check the following ratings: G PG PG-13 R</text:p>
      <text:p text:style-name="P2"><text:s text:c="2"/>And I press "Refresh"</text:p>
      <text:p text:style-name="P2"/>
      <text:p text:style-name="P2">Scenario: sort movies alphabetically</text:p>
      <text:p text:style-name="P2"><text:s text:c="2"/>When I follow "Movie Title"</text:p>
      <text:p text:style-name="P2"><text:s text:c="2"/>Then I should see all movies sorted by title in increasing order</text:p>
      <text:p text:style-name="P2"/>
      <text:p text:style-name="P2">Scenario: sort movies in increasing order of release date</text:p>
      <text:p text:style-name="P2"><text:s text:c="2"/>When I follow "Release Date"</text:p>
      <text:p text:style-name="P2"><text:s text:c="2"/>Then I should see all movies sorted by release date in increasing order</text:p>
      <text:p text:style-name="P2"/>
      <text:p text:style-name="P2"/>
      <text:p text:style-name="P2">Appendix C</text:p>
      <text:p text:style-name="P2">The Cleanroom Process Model</text:p>
      <text:p text:style-name="P2"/>
      <text:p text:style-name="P2">•<text:tab/>Process model that supposedly precludes the introduction of defects</text:p>
      <text:p text:style-name="P2">•<text:tab/>Uses formal methods to develop each program unit by refining increasingly detailed 'box' structures:</text:p>
      <text:p text:style-name="P2">1.<text:tab/>Black box (will generate result R after applying function f to input S)</text:p>
      <text:p text:style-name="P2">2.<text:tab/>State box (given current state, system will transition to new state and generate result R after applying function f to input S)</text:p>
      <text:p text:style-name="P2">3.<text:tab/>Clear box: <text:s/>Define algorithm that will satisfy requirements of black/state box</text:p>
      <text:p text:style-name="P2">•<text:tab/>Code is then generated for each program unit</text:p>
      <text:p text:style-name="P2">•<text:tab/>Unit is inspected: <text:s/>Together, every in the team inspects each line of code, and then verifies it using formal proofs instead of unit testing.</text:p>
      <text:p text:style-name="P2">•<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2"/>
      <text:p text:style-name="P2">Appendix D</text:p>
      <text:p text:style-name="P2"/>
      <text:p text:style-name="P2"><text:s text:c="2"/>def index</text:p>
      <text:p text:style-name="P2"><text:s text:c="4"/>@all_ratings = Movie.all_ratings</text:p>
      <text:p text:style-name="P2"><text:s text:c="4"/>IF params[:ratings] != {}</text:p>
      <text:p text:style-name="P2"><text:s text:c="4"/>THEN</text:p>
      <text:p text:style-name="P2"><text:s text:c="6"/>@selected_ratings = params[:ratings]</text:p>
      <text:p text:style-name="P2"><text:s text:c="4"/>ELSE</text:p>
      <text:p text:style-name="P2"><text:s text:c="6"/>IF session[:ratings] != {}</text:p>
      <text:p text:style-name="P2"><text:s text:c="6"/>THEN</text:p>
      <text:p text:style-name="P2"><text:s text:c="8"/>@selected_ratings = session[:ratings]</text:p>
      <text:p text:style-name="P2"><text:s text:c="6"/>ELSE</text:p>
      <text:p text:style-name="P2"><text:s text:c="8"/>@selected_ratings = {} </text:p>
      <text:p text:style-name="P2"><text:s text:c="6"/>ENDIF</text:p>
      <text:p text:style-name="P2"><text:s text:c="4"/>ENDIF</text:p>
      <text:p text:style-name="P2"><text:s text:c="4"/>IF @selected_ratings == {}</text:p>
      <text:p text:style-name="P2"><text:s text:c="4"/>THEN</text:p>
      <text:p text:style-name="P2"><text:s text:c="6"/>@selected_ratings = </text:p>
      <text:p text:style-name="P2"><text:s text:c="8"/>Hash[@all_ratings.map{|rating| [rating, rating]}]</text:p>
      <text:p text:style-name="P2"><text:s text:c="4"/>ENDIF</text:p>
      <text:p text:style-name="P2"><text:s text:c="4"/>sort = params[:sort] || session[:sort]</text:p>
      <text:p text:style-name="P2"><text:s text:c="4"/>IF sort == 'title'</text:p>
      <text:p text:style-name="P2"><text:s text:c="4"/>THEN</text:p>
      <text:p text:style-name="P2"><text:s text:c="6"/>order = {:order =&gt; :title} </text:p>
      <text:p text:style-name="P2"><text:s text:c="6"/>@title_hdr = 'hilite'</text:p>
      <text:p text:style-name="P2"><text:s text:c="4"/>ELSE</text:p>
      <text:p text:style-name="P2"><text:s text:c="6"/>IF sort == 'release_date'</text:p>
      <text:p text:style-name="P2"><text:s text:c="6"/>THEN</text:p>
      <text:p text:style-name="P2"><text:s text:c="8"/>order = {:order =&gt; :release_date}</text:p>
      <text:p text:style-name="P2"><text:s text:c="8"/>@release_date_hdr = 'hilite'</text:p>
      <text:p text:style-name="P2"><text:s text:c="6"/>ENDIF</text:p>
      <text:p text:style-name="P2"><text:s text:c="4"/>ENDIF </text:p>
      <text:p text:style-name="P2"><text:s text:c="4"/>IF params[:ratings]!=session[:ratings] <text:s/></text:p>
      <text:p text:style-name="P2"><text:s text:c="4"/>OR</text:p>
      <text:p text:style-name="P2"><text:s text:c="6"/>params[:sort]!=session[:sort]</text:p>
      <text:p text:style-name="P2"><text:s text:c="4"/>THEN</text:p>
      <text:p text:style-name="P2"><text:s text:c="6"/>session[:ratings] = @selected_ratings</text:p>
      <text:p text:style-name="P2"><text:s text:c="6"/>session[:sort] = sort</text:p>
      <text:p text:style-name="P2"><text:s text:c="6"/>flash.keep</text:p>
      <text:p text:style-name="P2"><text:s text:c="6"/>redirect_to :ratings =&gt; @selected_ratings, :sort =&gt; sort </text:p>
      <text:p text:style-name="P2"><text:s text:c="4"/>ELSE </text:p>
      <text:p text:style-name="P2"><text:s text:c="6"/>@movies = </text:p>
      <text:p text:style-name="P2"><text:s text:c="8"/>Movie.find_all_by_rating(@selected_ratings.keys, order) </text:p>
      <text:p text:style-name="P2"><text:s text:c="4"/>ENDIF</text:p>
      <text:p text:style-name="P2"><text:s text:c="2"/>END index</text:p>
      <text:p text:style-name="P2"/>
      <text:p text:style-name="P2">Appendix E</text:p>
      <text:p text:style-name="P2"/>
      <text:p text:style-name="P2">Trade Studies</text:p>
      <text:p text:style-name="P2">•<text:tab/>Process used to make preferred technical decision</text:p>
      <text:p text:style-name="P2">o<text:tab/>Considers a variety of alternatives</text:p>
      <text:p text:style-name="P2">o<text:tab/>Examines both weaknesses and strengths associated with a particular decision</text:p>
      <text:p text:style-name="P2">o<text:tab/>Can satisfy multiple objectives</text:p>
      <text:p text:style-name="P2">•<text:tab/>Start by determining what decision must be made</text:p>
      <text:p text:style-name="P2">•<text:tab/>Find and evaluate possible candidates</text:p>
      <text:p text:style-name="P2">•<text:tab/>Identify/finalize candidates to be used for study – each must represent a viable alternative</text:p>
      <text:p text:style-name="P2">•<text:tab/>Formulate tradeoffs: <text:s/>express each criterion using a formula and/or range and a weight</text:p>
      <text:p text:style-name="P2">o<text:tab/>Within a range/outside a range</text:p>
      <text:p text:style-name="P2">o<text:tab/>More is better/less is better</text:p>
      <text:p text:style-name="P2">o<text:tab/>Present/not present</text:p>
      <text:p text:style-name="P2">o<text:tab/>The weight assigned to a criterion indicates its importance relative to other criteria</text:p>
      <text:p text:style-name="P2">o<text:tab/>May use Delphi process to identify criteria and assign formulas and weights</text:p>
      <text:p text:style-name="P2"><text:tab/>Have set of expert stakeholders determine criteria</text:p>
      <text:p text:style-name="P2"><text:tab/>Have each assign weight to each criteria anonymously</text:p>
      <text:p text:style-name="P2"><text:tab/>Discuss if wide variance</text:p>
      <text:p text:style-name="P2"><text:tab/>Repeat last two steps until convergence</text:p>
      <text:p text:style-name="P2">•<text:tab/>Calculate weighted values for each criterion for each candidate</text:p>
      <text:p text:style-name="P2">•<text:tab/>Convert each set of values to a utility score</text:p>
      <text:p text:style-name="P2">o<text:tab/>Can be normalized, but not necessary</text:p>
      <text:p text:style-name="P2">•<text:tab/>Make selection</text:p>
      <text:p text:style-name="P2">•<text:tab/>Evaluate certainty/uncertainty/risk relative to selection</text:p>
      <text:p text:style-name="P2"/>
      <text:p text:style-name="P2">Worksheet:</text:p>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ore<text:tab/>Value<text:tab/>Score<text:tab/>Wgt*Score<text:tab/>Value<text:tab/>Score<text:tab/>Wgt*Score</text:p>
      <text:p text:style-name="P2">Cost/gram<text:tab/>1<text:tab/>Less is More<text:tab/>$8.85<text:tab/><text:tab/><text:tab/>$7.95<text:tab/><text:tab/><text:tab/>$6.85<text:tab/><text:tab/></text:p>
      <text:p text:style-name="P2">Flavor Rating<text:tab/>2<text:tab/>More is More<text:tab/>4<text:tab/><text:tab/><text:tab/>3<text:tab/><text:tab/><text:tab/>2<text:tab/><text:tab/></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Compute weighted score for cost/gram ----</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1<text:tab/>$6.85<text:tab/>(8.85-6.85)/8.85 = .23<text:tab/>.23*1 = .23</text:p>
      <text:p text:style-name="P2">Flavor Rating<text:tab/>2<text:tab/>More is More<text:tab/>4<text:tab/><text:tab/><text:tab/>3<text:tab/><text:tab/><text:tab/>2<text:tab/><text:tab/></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
      <text:p text:style-name="P2"/>
      <text:p text:style-name="P2">Compute weighted score for flavor rating ----</text:p>
      <text:p text:style-name="P4"> </text:p>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8</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
      <text:p text:style-name="P2">Compute weighted score for resistance ---</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 .8</text:p>
      <text:p text:style-name="P2">Resistance to Late Blight<text:tab/>1<text:tab/>0/1<text:tab/>0<text:tab/>0<text:tab/>0 * 1 = 0<text:tab/>1<text:tab/>1<text:tab/>1 * 1 = 1<text:tab/>0<text:tab/>0<text:tab/>0 * 1 = 0</text:p>
      <text:p text:style-name="P2">Rating<text:tab/><text:tab/><text:tab/><text:tab/><text:tab/><text:tab/><text:tab/><text:tab/><text:tab/><text:tab/><text:tab/></text:p>
      <text:p text:style-name="P2"/>
      <text:p text:style-name="P2"/>
      <text:p text:style-name="P2">Sum the scores and select the highest one!</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 .8</text:p>
      <text:p text:style-name="P2">Resistance to Late Blight<text:tab/>1<text:tab/>0/1<text:tab/>0<text:tab/>0<text:tab/>0 * 1 = 1<text:tab/>1<text:tab/>1<text:tab/>1 * 1 = 1<text:tab/>0<text:tab/>0<text:tab/>0 * 1 = 0</text:p>
      <text:p text:style-name="P2">Rating<text:tab/><text:tab/><text:tab/><text:tab/><text:tab/>1.6<text:tab/><text:tab/><text:tab/>2.3<text:tab/><text:tab/><text:tab/>1.03</text:p>
      <text:p text:style-name="P2"/>
      <text:p text:style-name="P2">Note that you will get completely different results depending on how you weight each factor!</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4.72</meta:generator>
  </office:meta>
</office:document-meta>
</file>